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1ae" officeooo:paragraph-rsid="001041a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: </text:p>
      <text:p text:style-name="Standard">[bestLasso, bestLinear, bestRidge, bestGBoost, bestRidge, bestDecisionTree, bestRandomForest]</text:p>
      <text:p text:style-name="Standard"/>
      <text:p text:style-name="Preformatted_20_Text">[((0, 0, 0.1, 1, 0.1, 0, 0.1), 0.8974859787680762),</text:p>
      <text:p text:style-name="Preformatted_20_Text"><text:s/>((0, 0.1, 0.1, 1, 0, 0, 0.1), 0.8974793958296552),</text:p>
      <text:p text:style-name="Preformatted_20_Text"><text:s/>((0, 0.1, 0, 1, 0.1, 0, 0.1), 0.8974793958296549),</text:p>
      <text:p text:style-name="Preformatted_20_Text"><text:s/>((0.1, 0, 0.1, 1, 0, 0, 0.1), 0.8974597762031536),</text:p>
      <text:p text:style-name="Preformatted_20_Text"><text:s/>((0.1, 0, 0, 1, 0.1, 0, 0.1), 0.8974597762031534),</text:p>
      <text:p text:style-name="Preformatted_20_Text"><text:s/>((0.1, 0.1, 0, 1, 0, 0, 0.1), 0.8974532216795894),</text:p>
      <text:p text:style-name="Preformatted_20_Text"><text:s/>((0, 0, 0, 0.5, 0.1, 0, 0.1), 0.8974015523176807),</text:p>
      <text:p text:style-name="Preformatted_20_Text"><text:s/>((0, 0, 0.1, 0.5, 0, 0, 0.1), 0.8974015523176807),</text:p>
      <text:p text:style-name="Preformatted_20_Text"><text:s/>((0, 0.1, 0, 0.5, 0, 0, 0.1), 0.8973920924441667),</text:p>
      <text:p text:style-name="Preformatted_20_Text"><text:s/>((0.1, 0, 0, 0.5, 0, 0, 0.1), 0.8973499977658317),</text:p>
      <text:p text:style-name="Preformatted_20_Text"><text:s/>((0, 0.1, 0.1, 1, 0.1, 0, 0.1), 0.8973159140148037),</text:p>
      <text:p text:style-name="Preformatted_20_Text"><text:s/>((0.1, 0, 0.1, 1, 0.1, 0, 0.1), 0.8972998353605555),</text:p>
      <text:p text:style-name="Preformatted_20_Text"><text:s/>((0.1, 0.1, 0.1, 1, 0, 0, 0.1), 0.8972926971808399),</text:p>
      <text:p text:style-name="Preformatted_20_Text"><text:s/>((0.1, 0.1, 0, 1, 0.1, 0, 0.1), 0.8972926971808398),</text:p>
      <text:p text:style-name="Preformatted_20_Text"><text:s/>((0, 0, 0, 1, 0.1, 0, 0.1), 0.8972485888015562),</text:p>
      <text:p text:style-name="Preformatted_20_Text"><text:s/>((0, 0, 0.1, 1, 0, 0, 0.1), 0.8972485888015562),</text:p>
      <text:p text:style-name="Preformatted_20_Text"><text:s/>((0, 0.1, 0, 1, 0, 0, 0.1), 0.8972428863859225),</text:p>
      <text:p text:style-name="Preformatted_20_Text"><text:s/>((0.1, 0, 0, 1, 0, 0, 0.1), 0.8972187195975554),</text:p>
      <text:p text:style-name="Preformatted_20_Text"><text:s/>((0, 0, 0, 0.5, 0.1, 0, 0), 0.8970439530115802),</text:p>
      <text:p text:style-name="Preformatted_20_Text"><text:s/>((0, 0, 0.1, 0.5, 0, 0, 0), 0.8970439530115802),</text:p>
      <text:p text:style-name="Preformatted_20_Text"><text:s/>((0, 0, 0.1, 1, 0.1, 0, 0), 0.8970439530115801),</text:p>
      <text:p text:style-name="Preformatted_20_Text"><text:s/>((0, 0.1, 0, 1, 0.1, 0, 0), 0.8970349133632896),</text:p>
      <text:p text:style-name="Preformatted_20_Text"><text:s/>((0, 0.1, 0.1, 1, 0, 0, 0), 0.8970349133632896),</text:p>
      <text:p text:style-name="Preformatted_20_Text"><text:s/>((0, 0.1, 0, 0.5, 0, 0, 0), 0.8970258217181679),</text:p>
      <text:p text:style-name="Preformatted_20_Text"><text:s/>((0.1, 0, 0, 1, 0.1, 0, 0), 0.8970174087626807),</text:p>
      <text:p text:style-name="Preformatted_20_Text"><text:s/>((0.1, 0, 0.1, 1, 0, 0, 0), 0.8970174087626807),</text:p>
      <text:p text:style-name="Preformatted_20_Text"><text:s/>((0.1, 0.1, 0, 1, 0, 0, 0), 0.897008402462382),</text:p>
      <text:p text:style-name="Preformatted_20_Text"><text:s/>((0.1, 0, 0, 0.5, 0, 0, 0), 0.8969906110279634),</text:p>
      <text:p text:style-name="Preformatted_20_Text"><text:s/>((0, 0.1, 0.1, 1, 0.1, 0, 0), 0.8969522263253278),</text:p>
      <text:p text:style-name="Preformatted_20_Text"><text:s/>((0.1, 0, 0.1, 1, 0.1, 0, 0), 0.896938283355851),</text:p>
      <text:p text:style-name="Preformatted_20_Text"><text:s/>((0.1, 0.1, 0.1, 1, 0, 0, 0), 0.8969288852730999),</text:p>
      <text:p text:style-name="Preformatted_20_Text"><text:s/>((0.1, 0.1, 0, 1, 0.1, 0, 0), 0.8969288852730998),</text:p>
      <text:p text:style-name="Preformatted_20_Text"><text:s/>((0.1, 0.1, 0.1, 1, 0.1, 0, 0.1), 0.8968800081203981),</text:p>
      <text:p text:style-name="Preformatted_20_Text"><text:s/>((0, 0, 0.1, 0.5, 0.1, 0, 0.1), 0.89685919353604),</text:p>
      <text:p text:style-name="Preformatted_20_Text"><text:s/>((0, 0.1, 0.1, 0.5, 0, 0, 0.1), 0.896847398183788),</text:p>
      <text:p text:style-name="Preformatted_20_Text"><text:s/>((0, 0.1, 0, 0.5, 0.1, 0, 0.1), 0.8968473981837879),</text:p>
      <text:p text:style-name="Preformatted_20_Text"><text:s/>((0.1, 0, 0, 0.5, 0.1, 0, 0.1), 0.8968177366432832),</text:p>
      <text:p text:style-name="Preformatted_20_Text"><text:s/>((0.1, 0, 0.1, 0.5, 0, 0, 0.1), 0.8968177366432831),</text:p>
      <text:p text:style-name="Preformatted_20_Text"><text:s/>((0.1, 0.1, 0, 0.5, 0, 0, 0.1), 0.8968060163240134),</text:p>
      <text:p text:style-name="Preformatted_20_Text"><text:s/>((0, 0, 0, 1, 0.1, 0, 0), 0.8966198193083462),</text:p>
      <text:p text:style-name="Preformatted_20_Text"><text:s/>((0, 0, 0.1, 1, 0, 0, 0), 0.8966198193083462),</text:p>
      <text:p text:style-name="Preformatted_20_Text"><text:s/>((0, 0.1, 0, 1, 0, 0, 0), 0.8966114693859337),</text:p>
      <text:p text:style-name="Preformatted_20_Text"><text:s/>((0.1, 0, 0, 1, 0, 0, 0), 0.8965892796079684),</text:p>
      <text:p text:style-name="Preformatted_20_Text"><text:s/>((0, 0, 0.1, 0.5, 0.1, 0, 0), 0.8965692266149785),</text:p>
      <text:p text:style-name="Preformatted_20_Text"><text:s/>((0, 0.1, 0, 0.5, 0.1, 0, 0), 0.8965499593638606),</text:p>
      <text:p text:style-name="Preformatted_20_Text"><text:s/>((0, 0.1, 0.1, 0.5, 0, 0, 0), 0.8965499593638606),</text:p>
      <text:p text:style-name="Preformatted_20_Text"><text:s/>((0.1, 0.1, 0.1, 1, 0.1, 0, 0), 0.8965388380804884),</text:p>
      <text:p text:style-name="Preformatted_20_Text"><text:s/>((0, 0, 0, 0.5, 0, 0, 0.1), 0.8965339649132538),</text:p>
      <text:p text:style-name="Preformatted_20_Text"><text:s/>((0.1, 0, 0, 0.5, 0.1, 0, 0), 0.8965274433597534),</text:p>
      <text:p text:style-name="Preformatted_20_Text"><text:s/>((0.1, 0, 0.1, 0.5, 0, 0, 0), 0.8965274433597534),</text:p>
      <text:p text:style-name="Preformatted_20_Text"><text:s/>((0.1, 0.1, 0, 0.5, 0, 0, 0), 0.896508274110898),</text:p>
      <text:p text:style-name="Preformatted_20_Text"><text:s/>((0, 0.1, 0.1, 1, 0.1, 0.1, 0.1), 0.8964424558117768),</text:p>
      <text:p text:style-name="Preformatted_20_Text"><text:s/>((0.1, 0, 0.1, 1, 0.1, 0.1, 0.1), 0.8964263430461075),</text:p>
      <text:p text:style-name="Preformatted_20_Text"><text:s/>((0.1, 0.1, 0, 1, 0.1, 0.1, 0.1), 0.8964205795215014),</text:p>
      <text:p text:style-name="Preformatted_20_Text"><text:s/>((0.1, 0.1, 0.1, 1, 0, 0.1, 0.1), 0.8964205795215014),</text:p>
      <text:p text:style-name="Preformatted_20_Text"><text:s/>((0, 0, 0.1, 1, 0.1, 0.1, 0.1), 0.8964200440230313),</text:p>
      <text:p text:style-name="Preformatted_20_Text"><text:s/>((0, 0.1, 0, 1, 0.1, 0.1, 0.1), 0.8964148898066783),</text:p>
      <text:p text:style-name="Preformatted_20_Text"><text:s/>((0, 0.1, 0.1, 1, 0, 0.1, 0.1), 0.8964148898066783),</text:p>
      <text:p text:style-name="Preformatted_20_Text"><text:s/>((0.1, 0, 0, 1, 0.1, 0.1, 0.1), 0.8963955547407508),</text:p>
      <text:p text:style-name="Preformatted_20_Text"><text:s/>((0.1, 0, 0.1, 1, 0, 0.1, 0.1), 0.8963955547407508),</text:p>
      <text:p text:style-name="Preformatted_20_Text"><text:soft-page-break/><text:s/>((0.1, 0.1, 0, 1, 0, 0.1, 0.1), 0.8963904250249634),</text:p>
      <text:p text:style-name="Preformatted_20_Text"><text:s/>((0, 0, 0, 1, 0, 0, 0.1), 0.8963745632982998),</text:p>
      <text:p text:style-name="Preformatted_20_Text"><text:s/>((0, 0, 0, 1, 0.5, 0, 0.1), 0.8963370518017699),</text:p>
      <text:p text:style-name="Preformatted_20_Text"><text:s/>((0, 0, 0.5, 1, 0, 0, 0.1), 0.8963370518017699),</text:p>
      <text:p text:style-name="Preformatted_20_Text"><text:s/>((0, 0.5, 0, 1, 0, 0, 0.1), 0.8962979580926609),</text:p>
      <text:p text:style-name="Preformatted_20_Text"><text:s/>((0.5, 0, 0, 1, 0, 0, 0.1), 0.8962416916128074),</text:p>
      <text:p text:style-name="Preformatted_20_Text"><text:s/>((0.1, 0.1, 0.1, 1, 0.1, 0.1, 0.1), 0.896193736233726),</text:p>
      <text:p text:style-name="Preformatted_20_Text"><text:s/>((0, 0.1, 0.1, 1, 0.1, 0.1, 0), 0.8961636826689328),</text:p>
      <text:p text:style-name="Preformatted_20_Text"><text:s/>((0.1, 0, 0.1, 1, 0.1, 0.1, 0), 0.8961492422715621),</text:p>
      <text:p text:style-name="Preformatted_20_Text"><text:s/>((0.1, 0.1, 0.1, 1, 0, 0.1, 0), 0.8961416607113738),</text:p>
      <text:p text:style-name="Preformatted_20_Text"><text:s/>((0.1, 0.1, 0, 1, 0.1, 0.1, 0), 0.8961416607113736),</text:p>
      <text:p text:style-name="Preformatted_20_Text"><text:s/>((0, 0, 0.1, 1, 0.1, 0.1, 0), 0.8960653822115912),</text:p>
      <text:p text:style-name="Preformatted_20_Text"><text:s/>((0, 0.1, 0, 1, 0.1, 0.1, 0), 0.8960582850567638),</text:p>
      <text:p text:style-name="Preformatted_20_Text"><text:s/>((0, 0.1, 0.1, 1, 0, 0.1, 0), 0.8960582850567638),</text:p>
      <text:p text:style-name="Preformatted_20_Text"><text:s/>((0.1, 0, 0.1, 1, 0, 0.1, 0), 0.8960405654204872),</text:p>
      <text:p text:style-name="Preformatted_20_Text"><text:s/>((0.1, 0, 0, 1, 0.1, 0.1, 0), 0.896040565420487),</text:p>
      <text:p text:style-name="Preformatted_20_Text"><text:s/>((0.1, 0.1, 0, 1, 0, 0.1, 0), 0.8960334966805167),</text:p>
      <text:p text:style-name="Preformatted_20_Text"><text:s/>((0, 0, 0, 1, 0.1, 0.1, 0.1), 0.8960039177531499),</text:p>
      <text:p text:style-name="Preformatted_20_Text"><text:s/>((0, 0, 0.1, 1, 0, 0.1, 0.1), 0.8960039177531499),</text:p>
      <text:p text:style-name="Preformatted_20_Text"><text:s/>((0, 0.1, 0, 1, 0, 0.1, 0.1), 0.8959996641575092),</text:p>
      <text:p text:style-name="Preformatted_20_Text"><text:s/>((0, 0, 0, 1, 0.5, 0, 0), 0.8959887844535394),</text:p>
      <text:p text:style-name="Preformatted_20_Text"><text:s/>((0, 0, 0.5, 1, 0, 0, 0), 0.8959887844535394),</text:p>
      <text:p text:style-name="Preformatted_20_Text"><text:s/>((0.1, 0, 0, 1, 0, 0.1, 0.1), 0.895976267864208),</text:p>
      <text:p text:style-name="Preformatted_20_Text"><text:s/>((0.1, 0.1, 0.1, 1, 0.1, 0.1, 0), 0.8959410180262316),</text:p>
      <text:p text:style-name="Preformatted_20_Text"><text:s/>((0, 0.5, 0, 1, 0, 0, 0), 0.8959401002164944),</text:p>
      <text:p text:style-name="Preformatted_20_Text"><text:s/>((0.5, 0, 0, 1, 0, 0, 0), 0.89589374934144),</text:p>
      <text:p text:style-name="Preformatted_20_Text"><text:s/>((0, 0, 0, 1, 0.5, 0.1, 0.1), 0.8958217376799846),</text:p>
      <text:p text:style-name="Preformatted_20_Text"><text:s/>((0, 0, 0.5, 1, 0, 0.1, 0.1), 0.8958217376799846),</text:p>
      <text:p text:style-name="Preformatted_20_Text"><text:s/>((0, 0.5, 0, 1, 0, 0.1, 0.1), 0.8957888776848564),</text:p>
      <text:p text:style-name="Preformatted_20_Text"><text:s/>((0.5, 0, 0, 1, 0, 0.1, 0.1), 0.8957308361656255),</text:p>
      <text:p text:style-name="Preformatted_20_Text"><text:s/>((0, 0.1, 0.1, 0.5, 0.1, 0, 0.1), 0.8957174498001442),</text:p>
      <text:p text:style-name="Preformatted_20_Text"><text:s/>((0.1, 0, 0.1, 0.5, 0.1, 0, 0.1), 0.8956960419242652),</text:p>
      <text:p text:style-name="Preformatted_20_Text"><text:s/>((0.1, 0.1, 0, 0.5, 0.1, 0, 0.1), 0.8956831842801268),</text:p>
      <text:p text:style-name="Preformatted_20_Text"><text:s/>((0.1, 0.1, 0.1, 0.5, 0, 0, 0.1), 0.8956831842801265),</text:p>
      <text:p text:style-name="Preformatted_20_Text"><text:s/>((0, 0, 0.1, 1, 0.5, 0, 0.1), 0.895671470137847),</text:p>
      <text:p text:style-name="Preformatted_20_Text"><text:s/>((0, 0, 0.5, 1, 0.1, 0, 0.1), 0.8956714701378469),</text:p>
      <text:p text:style-name="Preformatted_20_Text"><text:s/>((0, 0.1, 0, 1, 0.5, 0, 0.1), 0.8956635878141067),</text:p>
      <text:p text:style-name="Preformatted_20_Text"><text:s/>((0, 0.1, 0.5, 1, 0, 0, 0.1), 0.8956635878141067),</text:p>
      <text:p text:style-name="Preformatted_20_Text"><text:s/>((0.1, 0, 0, 1, 0.5, 0, 0.1), 0.8956543888027078),</text:p>
      <text:p text:style-name="Preformatted_20_Text"><text:s/>((0.1, 0, 0.5, 1, 0, 0, 0.1), 0.8956543888027078),</text:p>
      <text:p text:style-name="Preformatted_20_Text"><text:s/>((0, 0.5, 0.1, 1, 0, 0, 0.1), 0.895631799434589),</text:p>
      <text:p text:style-name="Preformatted_20_Text"><text:s/>((0, 0.5, 0, 1, 0.1, 0, 0.1), 0.8956317994345889),</text:p>
      <text:p text:style-name="Preformatted_20_Text"><text:s/>((0.1, 0.5, 0, 1, 0, 0, 0.1), 0.8956148011809523),</text:p>
      <text:p text:style-name="Preformatted_20_Text"><text:s/>((0, 0.1, 0.1, 1, 0.1, 0, 0.5), 0.8956099301907964),</text:p>
      <text:p text:style-name="Preformatted_20_Text"><text:s/>((0, 0, 0.1, 1, 0.1, 0, 0.5), 0.8955919092304021),</text:p>
      <text:p text:style-name="Preformatted_20_Text"><text:s/>((0, 0.1, 0.1, 1, 0, 0, 0.5), 0.8955906782769398),</text:p>
      <text:p text:style-name="Preformatted_20_Text"><text:s/>((0, 0.1, 0, 1, 0.1, 0, 0.5), 0.8955906782769396),</text:p>
      <text:p text:style-name="Preformatted_20_Text"><text:s/>((0.1, 0, 0.1, 1, 0.1, 0, 0.5), 0.8955903881111764),</text:p>
      <text:p text:style-name="Preformatted_20_Text"><text:s/>((0.1, 0.1, 0.1, 1, 0, 0, 0.5), 0.8955884056661713),</text:p>
      <text:p text:style-name="Preformatted_20_Text"><text:s/>((0.1, 0.1, 0, 1, 0.1, 0, 0.5), 0.8955884056661712),</text:p>
      <text:p text:style-name="Preformatted_20_Text"><text:s/>((0.5, 0, 0, 1, 0.1, 0, 0.1), 0.8955848004186306),</text:p>
      <text:p text:style-name="Preformatted_20_Text"><text:s/>((0.5, 0, 0.1, 1, 0, 0, 0.1), 0.8955848004186305),</text:p>
      <text:p text:style-name="Preformatted_20_Text"><text:s/>((0.5, 0.1, 0, 1, 0, 0, 0.1), 0.8955770011763928),</text:p>
      <text:p text:style-name="Preformatted_20_Text"><text:s/>((0.1, 0, 0.1, 1, 0, 0, 0.5), 0.8955682009951302),</text:p>
      <text:p text:style-name="Preformatted_20_Text"><text:s/>((0.1, 0, 0, 1, 0.1, 0, 0.5), 0.8955682009951301),</text:p>
      <text:p text:style-name="Preformatted_20_Text"><text:s/>((0, 0, 0, 1, 0.5, 0.1, 0), 0.8955671702097301),</text:p>
      <text:p text:style-name="Preformatted_20_Text"><text:s/>((0, 0, 0.5, 1, 0, 0.1, 0), 0.8955671702097301),</text:p>
      <text:p text:style-name="Preformatted_20_Text"><text:s/>((0.1, 0.1, 0, 1, 0, 0, 0.5), 0.8955669866579684),</text:p>
      <text:p text:style-name="Preformatted_20_Text"><text:s/>((0, 0.5, 0, 1, 0, 0.1, 0), 0.8955263791847486),</text:p>
      <text:p text:style-name="Preformatted_20_Text"><text:s/>((0, 0, 0, 1, 0.1, 0.1, 0), 0.89548184439271),</text:p>
      <text:p text:style-name="Preformatted_20_Text"><text:s/>((0, 0, 0.1, 1, 0, 0.1, 0), 0.89548184439271),</text:p>
      <text:p text:style-name="Preformatted_20_Text"><text:s/>((0.5, 0, 0, 1, 0, 0.1, 0), 0.8954763841570046),</text:p>
      <text:p text:style-name="Preformatted_20_Text"><text:s/>((0, 0.1, 0, 1, 0, 0.1, 0), 0.8954755384869881),</text:p>
      <text:p text:style-name="Preformatted_20_Text"><text:s/>((0.1, 0, 0, 1, 0, 0.1, 0), 0.8954536015482601),</text:p>
      <text:p text:style-name="Preformatted_20_Text"><text:soft-page-break/><text:s/>((0.1, 0.1, 0.1, 1, 0.1, 0, 0.5), 0.8954329272121245),</text:p>
      <text:p text:style-name="Preformatted_20_Text"><text:s/>((0, 0, 0, 0.1, 0, 0, 0), 0.895365260350032),</text:p>
      <text:p text:style-name="Preformatted_20_Text"><text:s/>((0, 0, 0, 0.5, 0, 0, 0), 0.895365260350032),</text:p>
      <text:p text:style-name="Preformatted_20_Text"><text:s/>((0, 0, 0, 1, 0, 0, 0), 0.895365260350032),</text:p>
      <text:p text:style-name="Preformatted_20_Text"><text:s/>((0, 0, 0, 1, 0.1, 0, 0.5), 0.8953231173246595),</text:p>
      <text:p text:style-name="Preformatted_20_Text"><text:s/>((0, 0, 0.1, 1, 0, 0, 0.5), 0.8953231173246595),</text:p>
      <text:p text:style-name="Preformatted_20_Text"><text:s/>((0, 0.1, 0, 1, 0, 0, 0.5), 0.8953228658527507),</text:p>
      <text:p text:style-name="Preformatted_20_Text"><text:s/>((0, 0, 0.1, 1, 0.5, 0.1, 0.1), 0.8953135330307139),</text:p>
      <text:p text:style-name="Preformatted_20_Text"><text:s/>((0, 0, 0.5, 1, 0.1, 0.1, 0.1), 0.8953135330307138),</text:p>
      <text:p text:style-name="Preformatted_20_Text"><text:s/>((0, 0.1, 0, 1, 0.5, 0.1, 0.1), 0.8953068179030194),</text:p>
      <text:p text:style-name="Preformatted_20_Text"><text:s/>((0, 0.1, 0.5, 1, 0, 0.1, 0.1), 0.8953068179030194),</text:p>
      <text:p text:style-name="Preformatted_20_Text"><text:s/>((0, 0, 0.1, 1, 0.5, 0, 0), 0.8952978264984685),</text:p>
      <text:p text:style-name="Preformatted_20_Text"><text:s/>((0, 0, 0.5, 1, 0.1, 0, 0), 0.8952978264984683),</text:p>
      <text:p text:style-name="Preformatted_20_Text"><text:s/>((0.1, 0, 0, 1, 0.5, 0.1, 0.1), 0.8952971497846942),</text:p>
      <text:p text:style-name="Preformatted_20_Text"><text:s/>((0.1, 0, 0.5, 1, 0, 0.1, 0.1), 0.8952971497846942),</text:p>
      <text:p text:style-name="Preformatted_20_Text"><text:s/>((0.1, 0, 0, 1, 0, 0, 0.5), 0.895296849309434),</text:p>
      <text:p text:style-name="Preformatted_20_Text"><text:s/>((0, 0.1, 0, 1, 0.5, 0, 0), 0.8952881890597121),</text:p>
      <text:p text:style-name="Preformatted_20_Text"><text:s/>((0, 0.1, 0.5, 1, 0, 0, 0), 0.8952881890597121),</text:p>
      <text:p text:style-name="Preformatted_20_Text"><text:s/>((0.1, 0, 0, 1, 0.5, 0, 0), 0.895280909919465),</text:p>
      <text:p text:style-name="Preformatted_20_Text"><text:s/>((0.1, 0, 0.5, 1, 0, 0, 0), 0.895280909919465),</text:p>
      <text:p text:style-name="Preformatted_20_Text"><text:s/>((0, 0.5, 0.1, 1, 0, 0.1, 0.1), 0.8952797262952148),</text:p>
      <text:p text:style-name="Preformatted_20_Text"><text:s/>((0, 0.5, 0, 1, 0.1, 0.1, 0.1), 0.8952797262952147),</text:p>
      <text:p text:style-name="Preformatted_20_Text"><text:s/>((0, 0.1, 0.1, 0.5, 0.1, 0, 0), 0.8952785223727386),</text:p>
      <text:p text:style-name="Preformatted_20_Text"><text:s/>((0.1, 0, 0.1, 0.5, 0.1, 0, 0), 0.8952638507546895),</text:p>
      <text:p text:style-name="Preformatted_20_Text"><text:s/>((0.1, 0.5, 0, 1, 0, 0.1, 0.1), 0.8952634171558441),</text:p>
      <text:p text:style-name="Preformatted_20_Text"><text:s/>((0, 0.5, 0, 1, 0.1, 0, 0), 0.8952493468225121),</text:p>
      <text:p text:style-name="Preformatted_20_Text"><text:s/>((0, 0.5, 0.1, 1, 0, 0, 0), 0.8952493468225121),</text:p>
      <text:p text:style-name="Preformatted_20_Text"><text:s/>((0.1, 0.1, 0, 0.5, 0.1, 0, 0), 0.8952446216619417),</text:p>
      <text:p text:style-name="Preformatted_20_Text"><text:s/>((0.1, 0.1, 0.1, 0.5, 0, 0, 0), 0.8952446216619415),</text:p>
      <text:p text:style-name="Preformatted_20_Text"><text:s/>((0.1, 0.5, 0, 1, 0, 0, 0), 0.8952325240347363),</text:p>
      <text:p text:style-name="Preformatted_20_Text"><text:s/>((0.5, 0, 0, 1, 0.1, 0.1, 0.1), 0.8952304901969828),</text:p>
      <text:p text:style-name="Preformatted_20_Text"><text:s/>((0.5, 0, 0.1, 1, 0, 0.1, 0.1), 0.8952304901969826),</text:p>
      <text:p text:style-name="Preformatted_20_Text"><text:s/>((0.5, 0.1, 0, 1, 0, 0.1, 0.1), 0.8952238491759372),</text:p>
      <text:p text:style-name="Preformatted_20_Text"><text:s/>((0.5, 0, 0, 1, 0.1, 0, 0), 0.8952118177457282),</text:p>
      <text:p text:style-name="Preformatted_20_Text"><text:s/>((0.5, 0, 0.1, 1, 0, 0, 0), 0.8952118177457281),</text:p>
      <text:p text:style-name="Preformatted_20_Text"><text:s/>((0.5, 0.1, 0, 1, 0, 0, 0), 0.8952022740981993),</text:p>
      <text:p text:style-name="Preformatted_20_Text"><text:s/>((0, 0, 0, 1, 0.5, 0, 0.5), 0.8951731173532802),</text:p>
      <text:p text:style-name="Preformatted_20_Text"><text:s/>((0, 0, 0.5, 1, 0, 0, 0.5), 0.8951731173532802),</text:p>
      <text:p text:style-name="Preformatted_20_Text"><text:s/>((0, 0.5, 0, 1, 0, 0, 0.5), 0.8951575570174828),</text:p>
      <text:p text:style-name="Preformatted_20_Text"><text:s/>((0.5, 0, 0, 1, 0, 0, 0.5), 0.895081793750824),</text:p>
      <text:p text:style-name="Preformatted_20_Text"><text:s/>((0, 0, 0.1, 1, 0.5, 0.1, 0), 0.8950390849795968),</text:p>
      <text:p text:style-name="Preformatted_20_Text"><text:s/>((0, 0, 0.5, 1, 0.1, 0.1, 0), 0.8950390849795967),</text:p>
      <text:p text:style-name="Preformatted_20_Text"><text:s/>((0, 0.1, 0.5, 1, 0, 0.1, 0), 0.895030901954913),</text:p>
      <text:p text:style-name="Preformatted_20_Text"><text:s/>((0, 0.1, 0, 1, 0.5, 0.1, 0), 0.8950309019549129),</text:p>
      <text:p text:style-name="Preformatted_20_Text"><text:s/>((0.1, 0, 0, 1, 0.5, 0.1, 0), 0.8950228140104621),</text:p>
      <text:p text:style-name="Preformatted_20_Text"><text:s/>((0.1, 0, 0.5, 1, 0, 0.1, 0), 0.8950228140104621),</text:p>
      <text:p text:style-name="Preformatted_20_Text"><text:s/>((0, 0, 0, 1, 0, 0.1, 0.1), 0.8949989900562603),</text:p>
      <text:p text:style-name="Preformatted_20_Text"><text:s/>((0, 0.5, 0, 1, 0.1, 0.1, 0), 0.8949979107716213),</text:p>
      <text:p text:style-name="Preformatted_20_Text"><text:s/>((0, 0.5, 0.1, 1, 0, 0.1, 0), 0.8949979107716213),</text:p>
      <text:p text:style-name="Preformatted_20_Text"><text:s/>((0.1, 0.5, 0, 1, 0, 0.1, 0), 0.8949817228839894),</text:p>
      <text:p text:style-name="Preformatted_20_Text"><text:s/>((0, 0, 0.1, 0.5, 0.1, 0.1, 0.1), 0.8949569569041897),</text:p>
      <text:p text:style-name="Preformatted_20_Text"><text:s/>((0.5, 0, 0, 1, 0.1, 0.1, 0), 0.8949564670904036),</text:p>
      <text:p text:style-name="Preformatted_20_Text"><text:s/>((0.5, 0, 0.1, 1, 0, 0.1, 0), 0.8949564670904034),</text:p>
      <text:p text:style-name="Preformatted_20_Text"><text:s/>((0, 0.1, 0, 0.5, 0.1, 0.1, 0.1), 0.8949488999615213),</text:p>
      <text:p text:style-name="Preformatted_20_Text"><text:s/>((0, 0.1, 0.1, 0.5, 0, 0.1, 0.1), 0.8949488999615212),</text:p>
      <text:p text:style-name="Preformatted_20_Text"><text:s/>((0.5, 0.1, 0, 1, 0, 0.1, 0), 0.8949483671472224),</text:p>
      <text:p text:style-name="Preformatted_20_Text"><text:s/>((0, 0.1, 0.1, 1, 0.5, 0, 0.1), 0.8949447966486745),</text:p>
      <text:p text:style-name="Preformatted_20_Text"><text:s/>((0, 0.1, 0.5, 1, 0.1, 0, 0.1), 0.8949447966486745),</text:p>
      <text:p text:style-name="Preformatted_20_Text"><text:s/>((0.1, 0, 0.1, 1, 0.5, 0, 0.1), 0.8949370984584026),</text:p>
      <text:p text:style-name="Preformatted_20_Text"><text:s/>((0.1, 0, 0.5, 1, 0.1, 0, 0.1), 0.8949370984584024),</text:p>
      <text:p text:style-name="Preformatted_20_Text"><text:s/>((0.1, 0.1, 0, 1, 0.5, 0, 0.1), 0.8949291831553405),</text:p>
      <text:p text:style-name="Preformatted_20_Text"><text:s/>((0.1, 0.1, 0.5, 1, 0, 0, 0.1), 0.8949291831553405),</text:p>
      <text:p text:style-name="Preformatted_20_Text"><text:s/>((0.1, 0, 0, 0.5, 0.1, 0.1, 0.1), 0.8949196123734304),</text:p>
      <text:p text:style-name="Preformatted_20_Text"><text:s/>((0.1, 0, 0.1, 0.5, 0, 0.1, 0.1), 0.8949196123734304),</text:p>
      <text:p text:style-name="Preformatted_20_Text"><text:soft-page-break/><text:s/>((0, 0.5, 0.1, 1, 0.1, 0, 0.1), 0.8949128450540809),</text:p>
      <text:p text:style-name="Preformatted_20_Text"><text:s/>((0.1, 0.1, 0, 0.5, 0, 0.1, 0.1), 0.8949116147160814),</text:p>
      <text:p text:style-name="Preformatted_20_Text"><text:s/>((0.1, 0.5, 0.1, 1, 0, 0, 0.1), 0.8948972908460663),</text:p>
      <text:p text:style-name="Preformatted_20_Text"><text:s/>((0.1, 0.5, 0, 1, 0.1, 0, 0.1), 0.894897290846066),</text:p>
      <text:p text:style-name="Preformatted_20_Text"><text:s/>((0, 0.1, 0.1, 1, 0.1, 0.1, 0.5), 0.8948841058699111),</text:p>
      <text:p text:style-name="Preformatted_20_Text"><text:s/>((0.5, 0, 0.1, 1, 0.1, 0, 0.1), 0.8948734585961134),</text:p>
      <text:p text:style-name="Preformatted_20_Text"><text:s/>((0.5, 0.1, 0, 1, 0.1, 0, 0.1), 0.8948656025783708),</text:p>
      <text:p text:style-name="Preformatted_20_Text"><text:s/>((0.5, 0.1, 0.1, 1, 0, 0, 0.1), 0.8948656025783708),</text:p>
      <text:p text:style-name="Preformatted_20_Text"><text:s/>((0.1, 0, 0.1, 1, 0.1, 0.1, 0.5), 0.8948652538204933),</text:p>
      <text:p text:style-name="Preformatted_20_Text"><text:s/>((0.1, 0.1, 0, 1, 0.1, 0.1, 0.5), 0.8948637579146935),</text:p>
      <text:p text:style-name="Preformatted_20_Text"><text:s/>((0.1, 0.1, 0.1, 1, 0, 0.1, 0.5), 0.8948637579146935),</text:p>
      <text:p text:style-name="Preformatted_20_Text"><text:s/>((0.1, 0.1, 0.1, 1, 0.1, 0.1, 0.5), 0.8948219819969822),</text:p>
      <text:p text:style-name="Preformatted_20_Text"><text:s/>((0, 0, 0.1, 1, 0.5, 0, 0.5), 0.8948027815373908),</text:p>
      <text:p text:style-name="Preformatted_20_Text"><text:s/>((0, 0, 0.5, 1, 0.1, 0, 0.5), 0.8948027815373907),</text:p>
      <text:p text:style-name="Preformatted_20_Text"><text:s/>((0, 0.1, 0, 1, 0.5, 0, 0.5), 0.8947993320577573),</text:p>
      <text:p text:style-name="Preformatted_20_Text"><text:s/>((0, 0.1, 0.5, 1, 0, 0, 0.5), 0.8947993320577573),</text:p>
      <text:p text:style-name="Preformatted_20_Text"><text:s/>((0.1, 0, 0, 1, 0.5, 0, 0.5), 0.8947860923029761),</text:p>
      <text:p text:style-name="Preformatted_20_Text"><text:s/>((0.1, 0, 0.5, 1, 0, 0, 0.5), 0.8947860923029761),</text:p>
      <text:p text:style-name="Preformatted_20_Text"><text:s/>((0, 0.5, 0, 1, 0.1, 0, 0.5), 0.8947853643536523),</text:p>
      <text:p text:style-name="Preformatted_20_Text"><text:s/>((0, 0.5, 0.1, 1, 0, 0, 0.5), 0.8947853643536523),</text:p>
      <text:p text:style-name="Preformatted_20_Text"><text:s/>((0.1, 0.5, 0, 1, 0, 0, 0.5), 0.8947687295649389),</text:p>
      <text:p text:style-name="Preformatted_20_Text"><text:s/>((0, 0, 0.1, 1, 0.1, 0.1, 0.5), 0.8947505290455776),</text:p>
      <text:p text:style-name="Preformatted_20_Text"><text:s/>((0, 0.1, 0, 1, 0.1, 0.1, 0.5), 0.8947497467759398),</text:p>
      <text:p text:style-name="Preformatted_20_Text"><text:s/>((0, 0.1, 0.1, 1, 0, 0.1, 0.5), 0.8947497467759398),</text:p>
      <text:p text:style-name="Preformatted_20_Text"><text:s/>((0, 0, 0, 0.5, 0.1, 0.1, 0.1), 0.8947323169163769),</text:p>
      <text:p text:style-name="Preformatted_20_Text"><text:s/>((0, 0, 0.1, 0.5, 0, 0.1, 0.1), 0.8947323169163769),</text:p>
      <text:p text:style-name="Preformatted_20_Text"><text:s/>((0, 0.1, 0.1, 1, 0.5, 0.1, 0.1), 0.8947287510812273),</text:p>
      <text:p text:style-name="Preformatted_20_Text"><text:s/>((0, 0.1, 0.5, 1, 0.1, 0.1, 0.1), 0.8947287510812273),</text:p>
      <text:p text:style-name="Preformatted_20_Text"><text:s/>((0.1, 0, 0, 1, 0.1, 0.1, 0.5), 0.894728234768267),</text:p>
      <text:p text:style-name="Preformatted_20_Text"><text:s/>((0.1, 0, 0.1, 1, 0, 0.1, 0.5), 0.894728234768267),</text:p>
      <text:p text:style-name="Preformatted_20_Text"><text:s/>((0.1, 0.1, 0, 1, 0, 0.1, 0.5), 0.894727467319959),</text:p>
      <text:p text:style-name="Preformatted_20_Text"><text:s/>((0, 0.1, 0, 0.5, 0, 0.1, 0.1), 0.8947266724849048),</text:p>
      <text:p text:style-name="Preformatted_20_Text"><text:s/>((0.1, 0, 0.1, 1, 0.5, 0.1, 0.1), 0.8947205290045204),</text:p>
      <text:p text:style-name="Preformatted_20_Text"><text:s/>((0.1, 0, 0.5, 1, 0.1, 0.1, 0.1), 0.8947205290045203),</text:p>
      <text:p text:style-name="Preformatted_20_Text"><text:s/>((0.5, 0, 0, 1, 0.1, 0, 0.5), 0.8947185076565254),</text:p>
      <text:p text:style-name="Preformatted_20_Text"><text:s/>((0.5, 0, 0.1, 1, 0, 0, 0.5), 0.8947185076565254),</text:p>
      <text:p text:style-name="Preformatted_20_Text"><text:s/>((0, 0, 0.1, 0.5, 0.1, 0.1, 0), 0.8947178026632632),</text:p>
      <text:p text:style-name="Preformatted_20_Text"><text:s/>((0.5, 0.1, 0, 1, 0, 0, 0.5), 0.8947151126225932),</text:p>
      <text:p text:style-name="Preformatted_20_Text"><text:s/>((0.1, 0.1, 0, 1, 0.5, 0.1, 0.1), 0.8947137083175284),</text:p>
      <text:p text:style-name="Preformatted_20_Text"><text:s/>((0.1, 0.1, 0.5, 1, 0, 0.1, 0.1), 0.8947137083175284),</text:p>
      <text:p text:style-name="Preformatted_20_Text"><text:s/>((0, 0.1, 0, 0.5, 0.1, 0.1, 0), 0.8947046494583132),</text:p>
      <text:p text:style-name="Preformatted_20_Text"><text:s/>((0, 0.1, 0.1, 0.5, 0, 0.1, 0), 0.8947046494583132),</text:p>
      <text:p text:style-name="Preformatted_20_Text"><text:s/>((0, 0, 0, 1, 0, 0, 0.5), 0.8947032591052911),</text:p>
      <text:p text:style-name="Preformatted_20_Text"><text:s/>((0, 0.5, 0.1, 1, 0.1, 0.1, 0.1), 0.8947012077130931),</text:p>
      <text:p text:style-name="Preformatted_20_Text"><text:s/>((0.1, 0, 0, 0.5, 0, 0.1, 0.1), 0.894687038183632),</text:p>
      <text:p text:style-name="Preformatted_20_Text"><text:s/>((0.1, 0.5, 0, 1, 0.1, 0.1, 0.1), 0.8946862181583788),</text:p>
      <text:p text:style-name="Preformatted_20_Text"><text:s/>((0.1, 0.5, 0.1, 1, 0, 0.1, 0.1), 0.8946862181583788),</text:p>
      <text:p text:style-name="Preformatted_20_Text"><text:s/>((0.1, 0, 0, 0.5, 0.1, 0.1, 0), 0.8946800050794961),</text:p>
      <text:p text:style-name="Preformatted_20_Text"><text:s/>((0.1, 0, 0.1, 0.5, 0, 0.1, 0), 0.894680005079496),</text:p>
      <text:p text:style-name="Preformatted_20_Text"><text:s/>((0, 0, 0, 1, 0.5, 0.1, 0.5), 0.8946697399003316),</text:p>
      <text:p text:style-name="Preformatted_20_Text"><text:s/>((0, 0, 0.5, 1, 0, 0.1, 0.5), 0.8946697399003316),</text:p>
      <text:p text:style-name="Preformatted_20_Text"><text:s/>((0.1, 0.1, 0, 0.5, 0, 0.1, 0), 0.8946669269075284),</text:p>
      <text:p text:style-name="Preformatted_20_Text"><text:s/>((0.5, 0, 0.1, 1, 0.1, 0.1, 0.1), 0.8946592936061771),</text:p>
      <text:p text:style-name="Preformatted_20_Text"><text:s/>((0, 0.5, 0, 1, 0, 0.1, 0.5), 0.8946567859697666),</text:p>
      <text:p text:style-name="Preformatted_20_Text"><text:s/>((0.5, 0.1, 0, 1, 0.1, 0.1, 0.1), 0.8946525261281699),</text:p>
      <text:p text:style-name="Preformatted_20_Text"><text:s/>((0.5, 0.1, 0.1, 1, 0, 0.1, 0.1), 0.8946525261281699),</text:p>
      <text:p text:style-name="Preformatted_20_Text"><text:s/>((0.5, 0, 0, 1, 0, 0.1, 0.5), 0.8945826928022411),</text:p>
      <text:p text:style-name="Preformatted_20_Text"><text:s/>((0, 0.1, 0.1, 1, 0.5, 0, 0), 0.8945367166372211),</text:p>
      <text:p text:style-name="Preformatted_20_Text"><text:s/>((0, 0.1, 0.5, 1, 0.1, 0, 0), 0.8945367166372211),</text:p>
      <text:p text:style-name="Preformatted_20_Text"><text:s/>((0.1, 0, 0.1, 1, 0.5, 0, 0), 0.8945308371934249),</text:p>
      <text:p text:style-name="Preformatted_20_Text"><text:s/>((0.1, 0, 0.5, 1, 0.1, 0, 0), 0.8945308371934249),</text:p>
      <text:p text:style-name="Preformatted_20_Text"><text:s/>((0.1, 0.1, 0, 1, 0.5, 0, 0), 0.8945213086434155),</text:p>
      <text:p text:style-name="Preformatted_20_Text"><text:s/>((0.1, 0.1, 0.5, 1, 0, 0, 0), 0.8945213086434155),</text:p>
      <text:p text:style-name="Preformatted_20_Text"><text:s/>((0, 0.5, 0.1, 1, 0.1, 0, 0), 0.8944982768874256),</text:p>
      <text:p text:style-name="Preformatted_20_Text"><text:soft-page-break/><text:s/>((0.1, 0.5, 0.1, 1, 0, 0, 0), 0.8944829353588222),</text:p>
      <text:p text:style-name="Preformatted_20_Text"><text:s/>((0.1, 0.5, 0, 1, 0.1, 0, 0), 0.894482935358822),</text:p>
      <text:p text:style-name="Preformatted_20_Text"><text:s/>((0, 0.1, 0.1, 0.5, 0.1, 0.1, 0.1), 0.8944807375078352),</text:p>
      <text:p text:style-name="Preformatted_20_Text"><text:s/>((0.5, 0, 0.1, 1, 0.1, 0, 0), 0.8944678757094802),</text:p>
      <text:p text:style-name="Preformatted_20_Text"><text:s/>((0.1, 0, 0.1, 0.5, 0.1, 0.1, 0.1), 0.8944586575679427),</text:p>
      <text:p text:style-name="Preformatted_20_Text"><text:s/>((0.5, 0.1, 0, 1, 0.1, 0, 0), 0.894458413624673),</text:p>
      <text:p text:style-name="Preformatted_20_Text"><text:s/>((0.5, 0.1, 0.1, 1, 0, 0, 0), 0.894458413624673),</text:p>
      <text:p text:style-name="Preformatted_20_Text"><text:s/>((0.1, 0.1, 0, 0.5, 0.1, 0.1, 0.1), 0.8944492657780705),</text:p>
      <text:p text:style-name="Preformatted_20_Text"><text:s/>((0.1, 0.1, 0.1, 0.5, 0, 0.1, 0.1), 0.8944492657780703),</text:p>
      <text:p text:style-name="Preformatted_20_Text"><text:s/>((0, 0.1, 0.5, 1, 0.1, 0.1, 0), 0.8944246860422577),</text:p>
      <text:p text:style-name="Preformatted_20_Text"><text:s/>((0, 0.1, 0.1, 1, 0.5, 0.1, 0), 0.8944246860422576),</text:p>
      <text:p text:style-name="Preformatted_20_Text"><text:s/>((0.1, 0, 0.1, 1, 0.5, 0.1, 0), 0.8944179788962696),</text:p>
      <text:p text:style-name="Preformatted_20_Text"><text:s/>((0.1, 0, 0.5, 1, 0.1, 0.1, 0), 0.8944179788962695),</text:p>
      <text:p text:style-name="Preformatted_20_Text"><text:s/>((0.1, 0.1, 0, 1, 0.5, 0.1, 0), 0.8944097953753908),</text:p>
      <text:p text:style-name="Preformatted_20_Text"><text:s/>((0.1, 0.1, 0.5, 1, 0, 0.1, 0), 0.8944097953753908),</text:p>
      <text:p text:style-name="Preformatted_20_Text"><text:s/>((0, 0, 0.1, 1, 0.5, 0.1, 0.5), 0.894401793216063),</text:p>
      <text:p text:style-name="Preformatted_20_Text"><text:s/>((0, 0, 0.5, 1, 0.1, 0.1, 0.5), 0.8944017932160628),</text:p>
      <text:p text:style-name="Preformatted_20_Text"><text:s/>((0, 0.1, 0, 1, 0.5, 0.1, 0.5), 0.8943988615418266),</text:p>
      <text:p text:style-name="Preformatted_20_Text"><text:s/>((0, 0.1, 0.5, 1, 0, 0.1, 0.5), 0.8943988615418266),</text:p>
      <text:p text:style-name="Preformatted_20_Text"><text:s/>((0, 0.5, 0.1, 1, 0.1, 0.1, 0), 0.8943916615763964),</text:p>
      <text:p text:style-name="Preformatted_20_Text"><text:s/>((0, 0.5, 0, 1, 0.1, 0.1, 0.5), 0.8943869801435653),</text:p>
      <text:p text:style-name="Preformatted_20_Text"><text:s/>((0, 0.5, 0.1, 1, 0, 0.1, 0.5), 0.8943869801435653),</text:p>
      <text:p text:style-name="Preformatted_20_Text"><text:s/>((0.1, 0, 0, 1, 0.5, 0.1, 0.5), 0.8943858187982284),</text:p>
      <text:p text:style-name="Preformatted_20_Text"><text:s/>((0.1, 0, 0.5, 1, 0, 0.1, 0.5), 0.8943858187982283),</text:p>
      <text:p text:style-name="Preformatted_20_Text"><text:s/>((0.1, 0.5, 0.1, 1, 0, 0.1, 0), 0.8943768301948489),</text:p>
      <text:p text:style-name="Preformatted_20_Text"><text:s/>((0.1, 0.5, 0, 1, 0.1, 0.1, 0), 0.8943768301948488),</text:p>
      <text:p text:style-name="Preformatted_20_Text"><text:s/>((0, 0.1, 0, 1, 0, 0.1, 0.5), 0.8943720854249897),</text:p>
      <text:p text:style-name="Preformatted_20_Text"><text:s/>((0, 0, 0, 1, 0.1, 0.1, 0.5), 0.894371954236826),</text:p>
      <text:p text:style-name="Preformatted_20_Text"><text:s/>((0, 0, 0.1, 1, 0, 0.1, 0.5), 0.894371954236826),</text:p>
      <text:p text:style-name="Preformatted_20_Text"><text:s/>((0.1, 0.5, 0, 1, 0, 0.1, 0.5), 0.8943710553343142),</text:p>
      <text:p text:style-name="Preformatted_20_Text"><text:s/>((0, 0.1, 0.1, 1, 0.5, 0, 0.5), 0.8943674644244984),</text:p>
      <text:p text:style-name="Preformatted_20_Text"><text:s/>((0, 0.1, 0.5, 1, 0.1, 0, 0.5), 0.8943674644244984),</text:p>
      <text:p text:style-name="Preformatted_20_Text"><text:s/>((0.5, 0, 0.1, 1, 0.1, 0.1, 0), 0.894357230339849),</text:p>
      <text:p text:style-name="Preformatted_20_Text"><text:s/>((0.1, 0, 0.1, 1, 0.5, 0, 0.5), 0.894355740393068),</text:p>
      <text:p text:style-name="Preformatted_20_Text"><text:s/>((0.1, 0, 0.5, 1, 0.1, 0, 0.5), 0.894355740393068),</text:p>
      <text:p text:style-name="Preformatted_20_Text"><text:s/>((0, 0.5, 0.1, 1, 0.1, 0, 0.5), 0.8943523296466511),</text:p>
      <text:p text:style-name="Preformatted_20_Text"><text:s/>((0.1, 0.1, 0, 1, 0.5, 0, 0.5), 0.8943520052956515),</text:p>
      <text:p text:style-name="Preformatted_20_Text"><text:s/>((0.1, 0.1, 0.5, 1, 0, 0, 0.5), 0.8943520052956515),</text:p>
      <text:p text:style-name="Preformatted_20_Text"><text:s/>((0.5, 0.1, 0, 1, 0.1, 0.1, 0), 0.8943491061042894),</text:p>
      <text:p text:style-name="Preformatted_20_Text"><text:s/>((0.5, 0.1, 0.1, 1, 0, 0.1, 0), 0.8943491061042894),</text:p>
      <text:p text:style-name="Preformatted_20_Text"><text:s/>((0.1, 0, 0, 1, 0, 0.1, 0.5), 0.8943473996425257),</text:p>
      <text:p text:style-name="Preformatted_20_Text"><text:s/>((0.1, 0.1, 0.1, 0.5, 0.1, 0, 0.1), 0.8943394980469463),</text:p>
      <text:p text:style-name="Preformatted_20_Text"><text:s/>((0.1, 0.5, 0, 1, 0.1, 0, 0.5), 0.8943369102046711),</text:p>
      <text:p text:style-name="Preformatted_20_Text"><text:s/>((0.1, 0.5, 0.1, 1, 0, 0, 0.5), 0.894336910204671),</text:p>
      <text:p text:style-name="Preformatted_20_Text"><text:s/>((0.5, 0, 0, 1, 0.1, 0.1, 0.5), 0.8943211669542097),</text:p>
      <text:p text:style-name="Preformatted_20_Text"><text:s/>((0.5, 0, 0.1, 1, 0, 0.1, 0.5), 0.8943211669542097),</text:p>
      <text:p text:style-name="Preformatted_20_Text"><text:s/>((0.5, 0.1, 0, 1, 0, 0.1, 0.5), 0.8943182848885565),</text:p>
      <text:p text:style-name="Preformatted_20_Text"><text:s/>((0, 0, 0, 0.5, 0.1, 0.1, 0), 0.8943121769567496),</text:p>
      <text:p text:style-name="Preformatted_20_Text"><text:s/>((0, 0, 0.1, 0.5, 0, 0.1, 0), 0.8943121769567496),</text:p>
      <text:p text:style-name="Preformatted_20_Text"><text:s/>((0, 0.1, 0, 0.5, 0, 0.1, 0), 0.8943009435613443),</text:p>
      <text:p text:style-name="Preformatted_20_Text"><text:s/>((0.5, 0, 0.1, 1, 0.1, 0, 0.5), 0.8942931100181338),</text:p>
      <text:p text:style-name="Preformatted_20_Text"><text:s/>((0.5, 0.1, 0, 1, 0.1, 0, 0.5), 0.8942894146075842),</text:p>
      <text:p text:style-name="Preformatted_20_Text"><text:s/>((0.5, 0.1, 0.1, 1, 0, 0, 0.5), 0.894289414607584),</text:p>
      <text:p text:style-name="Preformatted_20_Text"><text:s/>((0.1, 0, 0, 0.5, 0, 0.1, 0), 0.8942654019105198),</text:p>
      <text:p text:style-name="Preformatted_20_Text"><text:s/>((0, 0.1, 0.1, 0.5, 0.1, 0.1, 0), 0.8942013320025827),</text:p>
      <text:p text:style-name="Preformatted_20_Text"><text:s/>((0.1, 0.1, 0.1, 1, 0.5, 0, 0.1), 0.8941859404603304),</text:p>
      <text:p text:style-name="Preformatted_20_Text"><text:s/>((0.1, 0.1, 0.5, 1, 0.1, 0, 0.1), 0.8941859404603301),</text:p>
      <text:p text:style-name="Preformatted_20_Text"><text:s/>((0.1, 0, 0.1, 0.5, 0.1, 0.1, 0), 0.8941838883038397),</text:p>
      <text:p text:style-name="Preformatted_20_Text"><text:s/>((0.1, 0.1, 0, 0.5, 0.1, 0.1, 0), 0.8941699577884337),</text:p>
      <text:p text:style-name="Preformatted_20_Text"><text:s/>((0.1, 0.1, 0.1, 0.5, 0, 0.1, 0), 0.8941699577884334),</text:p>
      <text:p text:style-name="Preformatted_20_Text"><text:s/>((0.1, 0.5, 0.1, 1, 0.1, 0, 0.1), 0.8941540884293809),</text:p>
      <text:p text:style-name="Preformatted_20_Text"><text:s/>((0, 0, 0, 1, 0, 0.1, 0), 0.8941535585734917),</text:p>
      <text:p text:style-name="Preformatted_20_Text"><text:s/>((0.5, 0.1, 0.1, 1, 0.1, 0, 0.1), 0.8941274684954507),</text:p>
      <text:p text:style-name="Preformatted_20_Text"><text:s/>((0.1, 0.1, 0.1, 1, 0.5, 0.1, 0.1), 0.8940951269258195),</text:p>
      <text:p text:style-name="Preformatted_20_Text"><text:soft-page-break/><text:s/>((0.1, 0.1, 0.5, 1, 0.1, 0.1, 0.1), 0.8940951269258193),</text:p>
      <text:p text:style-name="Preformatted_20_Text"><text:s/>((0.1, 0.5, 0.1, 1, 0.1, 0.1, 0.1), 0.8940674033697675),</text:p>
      <text:p text:style-name="Preformatted_20_Text"><text:s/>((0, 0.1, 0.1, 1, 0.5, 0.1, 0.5), 0.8940618700077154),</text:p>
      <text:p text:style-name="Preformatted_20_Text"><text:s/>((0, 0.1, 0.5, 1, 0.1, 0.1, 0.5), 0.8940618700077152),</text:p>
      <text:p text:style-name="Preformatted_20_Text"><text:s/>((0.1, 0, 0.1, 1, 0.5, 0.1, 0.5), 0.8940502473474973),</text:p>
      <text:p text:style-name="Preformatted_20_Text"><text:s/>((0.1, 0, 0.5, 1, 0.1, 0.1, 0.5), 0.894050247347497),</text:p>
      <text:p text:style-name="Preformatted_20_Text"><text:s/>((0, 0.5, 0.1, 1, 0.1, 0.1, 0.5), 0.8940487961481196),</text:p>
      <text:p text:style-name="Preformatted_20_Text"><text:s/>((0.1, 0.1, 0.5, 1, 0, 0.1, 0.5), 0.8940470233456798),</text:p>
      <text:p text:style-name="Preformatted_20_Text"><text:s/>((0.1, 0.1, 0, 1, 0.5, 0.1, 0.5), 0.8940470233456796),</text:p>
      <text:p text:style-name="Preformatted_20_Text"><text:s/>((0.5, 0.1, 0.1, 1, 0.1, 0.1, 0.1), 0.894038639318965),</text:p>
      <text:p text:style-name="Preformatted_20_Text"><text:s/>((0.1, 0.5, 0.1, 1, 0, 0.1, 0.5), 0.8940339857969412),</text:p>
      <text:p text:style-name="Preformatted_20_Text"><text:s/>((0.1, 0.5, 0, 1, 0.1, 0.1, 0.5), 0.8940339857969409),</text:p>
      <text:p text:style-name="Preformatted_20_Text"><text:s/>((0.5, 0, 0.1, 1, 0.1, 0.1, 0.5), 0.8939901343703924),</text:p>
      <text:p text:style-name="Preformatted_20_Text"><text:s/>((0.5, 0.1, 0.1, 1, 0, 0.1, 0.5), 0.8939869466794322),</text:p>
      <text:p text:style-name="Preformatted_20_Text"><text:s/>((0.5, 0.1, 0, 1, 0.1, 0.1, 0.5), 0.8939869466794321),</text:p>
      <text:p text:style-name="Preformatted_20_Text"><text:s/>((0.1, 0.1, 0.1, 1, 0.5, 0, 0.5), 0.8938798673630189),</text:p>
      <text:p text:style-name="Preformatted_20_Text"><text:s/>((0.1, 0.1, 0.5, 1, 0.1, 0, 0.5), 0.8938798673630187),</text:p>
      <text:p text:style-name="Preformatted_20_Text"><text:s/>((0.1, 0.5, 0.1, 1, 0.1, 0, 0.5), 0.8938638531872108),</text:p>
      <text:p text:style-name="Preformatted_20_Text"><text:s/>((0.5, 0.1, 0.1, 1, 0.1, 0, 0.5), 0.893821640207238),</text:p>
      <text:p text:style-name="Preformatted_20_Text"><text:s/>((0.1, 0.1, 0.1, 1, 0.5, 0.1, 0), 0.8937594826656606),</text:p>
      <text:p text:style-name="Preformatted_20_Text"><text:s/>((0.1, 0.1, 0.5, 1, 0.1, 0.1, 0), 0.8937594826656604),</text:p>
      <text:p text:style-name="Preformatted_20_Text"><text:s/>((0.1, 0.1, 0.1, 1, 0.5, 0, 0), 0.8937429778851015),</text:p>
      <text:p text:style-name="Preformatted_20_Text"><text:s/>((0.1, 0.1, 0.5, 1, 0.1, 0, 0), 0.8937429778851012),</text:p>
      <text:p text:style-name="Preformatted_20_Text"><text:s/>((0.1, 0.5, 0.1, 1, 0.1, 0.1, 0), 0.8937266677253187),</text:p>
      <text:p text:style-name="Preformatted_20_Text"><text:s/>((0.1, 0.1, 0.1, 0.5, 0.1, 0, 0), 0.8937193226832778),</text:p>
      <text:p text:style-name="Preformatted_20_Text"><text:s/>((0.1, 0.5, 0.1, 1, 0.1, 0, 0), 0.8937051527177704),</text:p>
      <text:p text:style-name="Preformatted_20_Text"><text:s/>((0.5, 0.1, 0.1, 1, 0.1, 0.1, 0), 0.8937036056678206),</text:p>
      <text:p text:style-name="Preformatted_20_Text"><text:s/>((0.5, 0.1, 0.1, 1, 0.1, 0, 0), 0.8936853083394226),</text:p>
      <text:p text:style-name="Preformatted_20_Text"><text:s/>((0.1, 0.1, 0.1, 1, 0.5, 0.1, 0.5), 0.8936619575098211),</text:p>
      <text:p text:style-name="Preformatted_20_Text"><text:s/>((0.1, 0.1, 0.5, 1, 0.1, 0.1, 0.5), 0.893661957509821),</text:p>
      <text:p text:style-name="Preformatted_20_Text"><text:s/>((0, 0, 0, 1, 0, 0.1, 0.5), 0.8936588950553489),</text:p>
      <text:p text:style-name="Preformatted_20_Text"><text:s/>((0.1, 0.5, 0.1, 1, 0.1, 0.1, 0.5), 0.8936479603948029),</text:p>
      <text:p text:style-name="Preformatted_20_Text"><text:s/>((0.1, 0.1, 0.1, 0.5, 0.1, 0.1, 0.1), 0.8936435649558881),</text:p>
      <text:p text:style-name="Preformatted_20_Text"><text:s/>((0.5, 0.1, 0.1, 1, 0.1, 0.1, 0.5), 0.8936059005153277),</text:p>
      <text:p text:style-name="Preformatted_20_Text"><text:s/>((0.1, 0.1, 0.1, 0.5, 0.1, 0.1, 0), 0.8932570883569542),</text:p>
      <text:p text:style-name="Preformatted_20_Text"><text:s/>((0, 0, 0, 0.5, 0, 0.1, 0.1), 0.893124123512405),</text:p>
      <text:p text:style-name="Preformatted_20_Text"><text:s/>((0, 0, 0, 0.5, 0.5, 0, 0.1), 0.8929841267010992),</text:p>
      <text:p text:style-name="Preformatted_20_Text"><text:s/>((0, 0, 0.5, 0.5, 0, 0, 0.1), 0.8929841267010992),</text:p>
      <text:p text:style-name="Preformatted_20_Text"><text:s/>((0, 0.5, 0, 0.5, 0, 0, 0.1), 0.8929161934838545),</text:p>
      <text:p text:style-name="Preformatted_20_Text"><text:s/>((0, 0, 0, 1, 1, 0, 0.5), 0.892882776776333),</text:p>
      <text:p text:style-name="Preformatted_20_Text"><text:s/>((0, 0, 0.5, 1, 0.5, 0, 0.5), 0.892882776776333),</text:p>
      <text:p text:style-name="Preformatted_20_Text"><text:s/>((0, 0, 1, 1, 0, 0, 0.5), 0.892882776776333),</text:p>
      <text:p text:style-name="Preformatted_20_Text"><text:s/>((0, 0.5, 0, 1, 0.5, 0, 0.5), 0.8928611634117452),</text:p>
      <text:p text:style-name="Preformatted_20_Text"><text:s/>((0, 0.5, 0.5, 1, 0, 0, 0.5), 0.8928611634117449),</text:p>
      <text:p text:style-name="Preformatted_20_Text"><text:s/>((0.5, 0, 0, 0.5, 0, 0, 0.1), 0.8928557197036043),</text:p>
      <text:p text:style-name="Preformatted_20_Text"><text:s/>((0, 1, 0, 1, 0, 0, 0.5), 0.8928392505454097),</text:p>
      <text:p text:style-name="Preformatted_20_Text"><text:s/>((0, 0, 0, 1, 1, 0.1, 0.1), 0.8928235221326528),</text:p>
      <text:p text:style-name="Preformatted_20_Text"><text:s/>((0, 0, 0.5, 1, 0.5, 0.1, 0.1), 0.8928235221326528),</text:p>
      <text:p text:style-name="Preformatted_20_Text"><text:s/>((0, 0, 1, 1, 0, 0.1, 0.1), 0.8928235221326528),</text:p>
      <text:p text:style-name="Preformatted_20_Text"><text:s/>((0.5, 0, 0, 1, 0.5, 0, 0.5), 0.892819246946928),</text:p>
      <text:p text:style-name="Preformatted_20_Text"><text:s/>((0.5, 0, 0.5, 1, 0, 0, 0.5), 0.8928192469469279),</text:p>
      <text:p text:style-name="Preformatted_20_Text"><text:s/>((0, 0, 0.5, 1, 0.5, 0.1, 0.5), 0.8928158407680435),</text:p>
      <text:p text:style-name="Preformatted_20_Text"><text:s/>((0, 0, 0, 1, 1, 0.1, 0.5), 0.8928158407680434),</text:p>
      <text:p text:style-name="Preformatted_20_Text"><text:s/>((0, 0, 1, 1, 0, 0.1, 0.5), 0.8928158407680434),</text:p>
      <text:p text:style-name="Preformatted_20_Text"><text:s/>((0.5, 0.5, 0, 1, 0, 0, 0.5), 0.892797825666774),</text:p>
      <text:p text:style-name="Preformatted_20_Text"><text:s/>((0, 0.5, 0, 1, 0.5, 0.1, 0.5), 0.8927966145817604),</text:p>
      <text:p text:style-name="Preformatted_20_Text"><text:s/>((0, 0.5, 0.5, 1, 0, 0.1, 0.5), 0.8927966145817602),</text:p>
      <text:p text:style-name="Preformatted_20_Text"><text:s/>((0, 0.5, 0, 1, 0.5, 0.1, 0.1), 0.8927888511468256),</text:p>
      <text:p text:style-name="Preformatted_20_Text"><text:s/>((0, 0.5, 0.5, 1, 0, 0.1, 0.1), 0.8927888511468255),</text:p>
      <text:p text:style-name="Preformatted_20_Text"><text:s/>((0, 1, 0, 1, 0, 0.1, 0.5), 0.8927771114892756),</text:p>
      <text:p text:style-name="Preformatted_20_Text"><text:s/>((0.5, 0, 0, 1, 0.5, 0.1, 0.1), 0.8927626807276005),</text:p>
      <text:p text:style-name="Preformatted_20_Text"><text:s/>((0.5, 0, 0.5, 1, 0, 0.1, 0.1), 0.8927626807276003),</text:p>
      <text:p text:style-name="Preformatted_20_Text"><text:s/>((0.5, 0, 0, 1, 0.5, 0.1, 0.5), 0.8927543548617515),</text:p>
      <text:p text:style-name="Preformatted_20_Text"><text:s/>((0.5, 0, 0.5, 1, 0, 0.1, 0.5), 0.8927543548617515),</text:p>
      <text:p text:style-name="Preformatted_20_Text"><text:soft-page-break/><text:s/>((1, 0, 0, 1, 0, 0, 0.5), 0.8927542570392135),</text:p>
      <text:p text:style-name="Preformatted_20_Text"><text:s/>((0, 1, 0, 1, 0, 0.1, 0.1), 0.8927537934077086),</text:p>
      <text:p text:style-name="Preformatted_20_Text"><text:s/>((0.5, 0.5, 0, 1, 0, 0.1, 0.5), 0.892735306268325),</text:p>
      <text:p text:style-name="Preformatted_20_Text"><text:s/>((0.5, 0.5, 0, 1, 0, 0.1, 0.1), 0.8927282577846891),</text:p>
      <text:p text:style-name="Preformatted_20_Text"><text:s/>((0, 0, 0, 0.5, 0.5, 0.1, 0.1), 0.8927125219813814),</text:p>
      <text:p text:style-name="Preformatted_20_Text"><text:s/>((0, 0, 0.5, 0.5, 0, 0.1, 0.1), 0.8927125219813814),</text:p>
      <text:p text:style-name="Preformatted_20_Text"><text:s/>((0, 0, 0.5, 1, 0.5, 0, 0.1), 0.8927091230491754),</text:p>
      <text:p text:style-name="Preformatted_20_Text"><text:s/>((0, 0, 0, 1, 1, 0, 0.1), 0.8927091230491753),</text:p>
      <text:p text:style-name="Preformatted_20_Text"><text:s/>((0, 0, 1, 1, 0, 0, 0.1), 0.8927091230491753),</text:p>
      <text:p text:style-name="Preformatted_20_Text"><text:s/>((1, 0, 0, 1, 0, 0.1, 0.1), 0.892699953890847),</text:p>
      <text:p text:style-name="Preformatted_20_Text"><text:s/>((1, 0, 0, 1, 0, 0.1, 0.5), 0.892691519030987),</text:p>
      <text:p text:style-name="Preformatted_20_Text"><text:s/>((0, 0.5, 0, 1, 0.5, 0, 0.1), 0.8926699116929842),</text:p>
      <text:p text:style-name="Preformatted_20_Text"><text:s/>((0, 0.5, 0.5, 1, 0, 0, 0.1), 0.892669911692984),</text:p>
      <text:p text:style-name="Preformatted_20_Text"><text:s/>((0, 0.5, 0, 0.5, 0, 0.1, 0.1), 0.8926589909511962),</text:p>
      <text:p text:style-name="Preformatted_20_Text"><text:s/>((0.5, 0, 0, 1, 0.5, 0, 0.1), 0.8926465631608078),</text:p>
      <text:p text:style-name="Preformatted_20_Text"><text:s/>((0.5, 0, 0.5, 1, 0, 0, 0.1), 0.8926465631608077),</text:p>
      <text:p text:style-name="Preformatted_20_Text"><text:s/>((0, 1, 0, 1, 0, 0, 0.1), 0.8926302758728653),</text:p>
      <text:p text:style-name="Preformatted_20_Text"><text:s/>((0.5, 0.5, 0, 1, 0, 0, 0.1), 0.892607624033123),</text:p>
      <text:p text:style-name="Preformatted_20_Text"><text:s/>((0.5, 0, 0, 0.5, 0, 0.1, 0.1), 0.8925917193704634),</text:p>
      <text:p text:style-name="Preformatted_20_Text"><text:s/>((1, 0, 0, 1, 0, 0, 0.1), 0.89258193400046),</text:p>
      <text:p text:style-name="Preformatted_20_Text"><text:s/>((0, 0, 0.5, 1, 0.5, 0.1, 0), 0.8924246835856319),</text:p>
      <text:p text:style-name="Preformatted_20_Text"><text:s/>((0, 0, 0, 1, 1, 0.1, 0), 0.8924246835856318),</text:p>
      <text:p text:style-name="Preformatted_20_Text"><text:s/>((0, 0, 1, 1, 0, 0.1, 0), 0.8924246835856318),</text:p>
      <text:p text:style-name="Preformatted_20_Text"><text:s/>((0, 0.5, 0, 1, 0.5, 0.1, 0), 0.8923844869395012),</text:p>
      <text:p text:style-name="Preformatted_20_Text"><text:s/>((0, 0.5, 0.5, 1, 0, 0.1, 0), 0.8923844869395011),</text:p>
      <text:p text:style-name="Preformatted_20_Text"><text:s/>((0.5, 0, 0, 1, 0.5, 0.1, 0), 0.8923647789781639),</text:p>
      <text:p text:style-name="Preformatted_20_Text"><text:s/>((0.5, 0, 0.5, 1, 0, 0.1, 0), 0.8923647789781638),</text:p>
      <text:p text:style-name="Preformatted_20_Text"><text:s/>((0, 0, 1, 1, 0.1, 0, 0.5), 0.8923591866599707),</text:p>
      <text:p text:style-name="Preformatted_20_Text"><text:s/>((0, 0, 0.1, 1, 1, 0, 0.5), 0.8923591866599706),</text:p>
      <text:p text:style-name="Preformatted_20_Text"><text:s/>((0, 0, 0.1, 1, 1, 0.1, 0.5), 0.8923579094101243),</text:p>
      <text:p text:style-name="Preformatted_20_Text"><text:s/>((0, 0, 1, 1, 0.1, 0.1, 0.5), 0.8923579094101242),</text:p>
      <text:p text:style-name="Preformatted_20_Text"><text:s/>((0, 0.1, 0.5, 1, 0.5, 0, 0.5), 0.8923547812395151),</text:p>
      <text:p text:style-name="Preformatted_20_Text"><text:s/>((0, 0.1, 1, 1, 0, 0, 0.5), 0.8923547812395151),</text:p>
      <text:p text:style-name="Preformatted_20_Text"><text:s/>((0, 0.1, 0, 1, 1, 0, 0.5), 0.892354781239515),</text:p>
      <text:p text:style-name="Preformatted_20_Text"><text:s/>((0, 0.1, 0.5, 1, 0.5, 0.1, 0.5), 0.8923539645897675),</text:p>
      <text:p text:style-name="Preformatted_20_Text"><text:s/>((0, 0.1, 1, 1, 0, 0.1, 0.5), 0.8923539645897675),</text:p>
      <text:p text:style-name="Preformatted_20_Text"><text:s/>((0, 0.1, 0, 1, 1, 0.1, 0.5), 0.8923539645897673),</text:p>
      <text:p text:style-name="Preformatted_20_Text"><text:s/>((0.1, 0, 0.5, 1, 0.5, 0, 0.5), 0.8923473593036751),</text:p>
      <text:p text:style-name="Preformatted_20_Text"><text:s/>((0.1, 0, 0, 1, 1, 0, 0.5), 0.8923473593036749),</text:p>
      <text:p text:style-name="Preformatted_20_Text"><text:s/>((0.1, 0, 1, 1, 0, 0, 0.5), 0.8923473593036749),</text:p>
      <text:p text:style-name="Preformatted_20_Text"><text:s/>((0.1, 0, 0.5, 1, 0.5, 0.1, 0.5), 0.892346432100507),</text:p>
      <text:p text:style-name="Preformatted_20_Text"><text:s/>((0.1, 0, 0, 1, 1, 0.1, 0.5), 0.8923464321005068),</text:p>
      <text:p text:style-name="Preformatted_20_Text"><text:s/>((0.1, 0, 1, 1, 0, 0.1, 0.5), 0.8923464321005068),</text:p>
      <text:p text:style-name="Preformatted_20_Text"><text:s/>((0, 1, 0, 1, 0, 0.1, 0), 0.8923438658294427),</text:p>
      <text:p text:style-name="Preformatted_20_Text"><text:s/>((0, 0.5, 0.1, 1, 0.5, 0.1, 0.5), 0.8923380825985505),</text:p>
      <text:p text:style-name="Preformatted_20_Text"><text:s/>((0, 0.5, 0.5, 1, 0.1, 0.1, 0.5), 0.8923380825985505),</text:p>
      <text:p text:style-name="Preformatted_20_Text"><text:s/>((0, 0.5, 0.1, 1, 0.5, 0, 0.5), 0.8923370487952117),</text:p>
      <text:p text:style-name="Preformatted_20_Text"><text:s/>((0, 0.5, 0.5, 1, 0.1, 0, 0.5), 0.8923370487952117),</text:p>
      <text:p text:style-name="Preformatted_20_Text"><text:s/>((0.1, 0.5, 0, 1, 0.5, 0.1, 0.5), 0.8923266382252215),</text:p>
      <text:p text:style-name="Preformatted_20_Text"><text:s/>((0.1, 0.5, 0.5, 1, 0, 0.1, 0.5), 0.8923266382252215),</text:p>
      <text:p text:style-name="Preformatted_20_Text"><text:s/>((0.1, 0.5, 0, 1, 0.5, 0, 0.5), 0.8923252569574873),</text:p>
      <text:p text:style-name="Preformatted_20_Text"><text:s/>((0.1, 0.5, 0.5, 1, 0, 0, 0.5), 0.8923252569574873),</text:p>
      <text:p text:style-name="Preformatted_20_Text"><text:s/>((0.5, 0.5, 0, 1, 0, 0.1, 0), 0.8923248545605397),</text:p>
      <text:p text:style-name="Preformatted_20_Text"><text:s/>((0, 1, 0, 1, 0.1, 0.1, 0.5), 0.8923179990125022),</text:p>
      <text:p text:style-name="Preformatted_20_Text"><text:s/>((0, 1, 0.1, 1, 0, 0.1, 0.5), 0.8923179990125022),</text:p>
      <text:p text:style-name="Preformatted_20_Text"><text:s/>((0, 1, 0, 1, 0.1, 0, 0.5), 0.8923146340242514),</text:p>
      <text:p text:style-name="Preformatted_20_Text"><text:s/>((0, 1, 0.1, 1, 0, 0, 0.5), 0.8923146340242513),</text:p>
      <text:p text:style-name="Preformatted_20_Text"><text:s/>((0.1, 1, 0, 1, 0, 0.1, 0.5), 0.8923065875754617),</text:p>
      <text:p text:style-name="Preformatted_20_Text"><text:s/>((0.1, 1, 0, 1, 0, 0, 0.5), 0.8923028777050982),</text:p>
      <text:p text:style-name="Preformatted_20_Text"><text:s/>((1, 0, 0, 1, 0, 0.1, 0), 0.8923028050987157),</text:p>
      <text:p text:style-name="Preformatted_20_Text"><text:s/>((0.5, 0, 0.1, 1, 0.5, 0.1, 0.5), 0.8923000221493113),</text:p>
      <text:p text:style-name="Preformatted_20_Text"><text:s/>((0.5, 0, 0.5, 1, 0.1, 0.1, 0.5), 0.8923000221493113),</text:p>
      <text:p text:style-name="Preformatted_20_Text"><text:s/>((0.5, 0, 0.1, 1, 0.5, 0, 0.5), 0.8922995099087025),</text:p>
      <text:p text:style-name="Preformatted_20_Text"><text:s/>((0.5, 0, 0.5, 1, 0.1, 0, 0.5), 0.8922995099087025),</text:p>
      <text:p text:style-name="Preformatted_20_Text"><text:soft-page-break/><text:s/>((0.5, 0.1, 0, 1, 0.5, 0.1, 0.5), 0.892296110265243),</text:p>
      <text:p text:style-name="Preformatted_20_Text"><text:s/>((0.5, 0.1, 0.5, 1, 0, 0.1, 0.5), 0.892296110265243),</text:p>
      <text:p text:style-name="Preformatted_20_Text"><text:s/>((0.5, 0.1, 0, 1, 0.5, 0, 0.5), 0.8922951400068182),</text:p>
      <text:p text:style-name="Preformatted_20_Text"><text:s/>((0.5, 0.1, 0.5, 1, 0, 0, 0.5), 0.8922951400068181),</text:p>
      <text:p text:style-name="Preformatted_20_Text"><text:s/>((0.5, 0.5, 0, 1, 0.1, 0.1, 0.5), 0.8922803600191798),</text:p>
      <text:p text:style-name="Preformatted_20_Text"><text:s/>((0.5, 0.5, 0.1, 1, 0, 0.1, 0.5), 0.8922803600191798),</text:p>
      <text:p text:style-name="Preformatted_20_Text"><text:s/>((0.5, 0.5, 0, 1, 0.1, 0, 0.5), 0.8922775496368005),</text:p>
      <text:p text:style-name="Preformatted_20_Text"><text:s/>((0.5, 0.5, 0.1, 1, 0, 0, 0.5), 0.8922775496368005),</text:p>
      <text:p text:style-name="Preformatted_20_Text"><text:s/>((1, 0, 0.1, 1, 0, 0.1, 0.5), 0.8922408831066831),</text:p>
      <text:p text:style-name="Preformatted_20_Text"><text:s/>((1, 0, 0, 1, 0.1, 0.1, 0.5), 0.892240883106683),</text:p>
      <text:p text:style-name="Preformatted_20_Text"><text:s/>((1, 0, 0, 1, 0.1, 0, 0.5), 0.8922384832329618),</text:p>
      <text:p text:style-name="Preformatted_20_Text"><text:s/>((1, 0, 0.1, 1, 0, 0, 0.5), 0.8922384832329618),</text:p>
      <text:p text:style-name="Preformatted_20_Text"><text:s/>((1, 0.1, 0, 1, 0, 0.1, 0.5), 0.8922370041589033),</text:p>
      <text:p text:style-name="Preformatted_20_Text"><text:s/>((1, 0.1, 0, 1, 0, 0, 0.5), 0.8922341488496491),</text:p>
      <text:p text:style-name="Preformatted_20_Text"><text:s/>((0, 0, 0, 0.5, 0.5, 0.1, 0), 0.8922067888054462),</text:p>
      <text:p text:style-name="Preformatted_20_Text"><text:s/>((0, 0, 0.5, 0.5, 0, 0.1, 0), 0.8922067888054462),</text:p>
      <text:p text:style-name="Preformatted_20_Text"><text:s/>((0, 0, 0, 0.1, 0.1, 0, 0), 0.8921997546759097),</text:p>
      <text:p text:style-name="Preformatted_20_Text"><text:s/>((0, 0, 0, 0.5, 0.5, 0, 0), 0.8921997546759097),</text:p>
      <text:p text:style-name="Preformatted_20_Text"><text:s/>((0, 0, 0, 1, 1, 0, 0), 0.8921997546759097),</text:p>
      <text:p text:style-name="Preformatted_20_Text"><text:s/>((0, 0, 0.1, 0.1, 0, 0, 0), 0.8921997546759097),</text:p>
      <text:p text:style-name="Preformatted_20_Text"><text:s/>((0, 0, 0.5, 0.5, 0, 0, 0), 0.8921997546759097),</text:p>
      <text:p text:style-name="Preformatted_20_Text"><text:s/>((0, 0, 0.5, 1, 0.5, 0, 0), 0.8921997546759097),</text:p>
      <text:p text:style-name="Preformatted_20_Text"><text:s/>((0, 0, 1, 1, 0, 0, 0), 0.8921997546759097),</text:p>
      <text:p text:style-name="Preformatted_20_Text"><text:s/>((0, 0, 0.1, 1, 1, 0.1, 0.1), 0.8921738794043376),</text:p>
      <text:p text:style-name="Preformatted_20_Text"><text:s/>((0, 0, 1, 1, 0.1, 0.1, 0.1), 0.8921738794043376),</text:p>
      <text:p text:style-name="Preformatted_20_Text"><text:s/>((0, 0.1, 0.5, 1, 0.5, 0.1, 0.1), 0.8921670125894366),</text:p>
      <text:p text:style-name="Preformatted_20_Text"><text:s/>((0, 0.1, 1, 1, 0, 0.1, 0.1), 0.8921670125894365),</text:p>
      <text:p text:style-name="Preformatted_20_Text"><text:s/>((0, 0.1, 0, 1, 1, 0.1, 0.1), 0.8921670125894364),</text:p>
      <text:p text:style-name="Preformatted_20_Text"><text:s/>((0.1, 0, 0, 1, 1, 0.1, 0.1), 0.8921626440315786),</text:p>
      <text:p text:style-name="Preformatted_20_Text"><text:s/>((0.1, 0, 0.5, 1, 0.5, 0.1, 0.1), 0.8921626440315786),</text:p>
      <text:p text:style-name="Preformatted_20_Text"><text:s/>((0.1, 0, 1, 1, 0, 0.1, 0.1), 0.8921626440315786),</text:p>
      <text:p text:style-name="Preformatted_20_Text"><text:s/>((0, 0.5, 0, 1, 0.5, 0, 0), 0.8921541592462009),</text:p>
      <text:p text:style-name="Preformatted_20_Text"><text:s/>((0, 0.5, 0.5, 1, 0, 0, 0), 0.8921541592462009),</text:p>
      <text:p text:style-name="Preformatted_20_Text"><text:s/>((0, 0.5, 0.1, 1, 0.5, 0.1, 0.1), 0.8921394037883639),</text:p>
      <text:p text:style-name="Preformatted_20_Text"><text:s/>((0, 0.5, 0.5, 1, 0.1, 0.1, 0.1), 0.8921394037883639),</text:p>
      <text:p text:style-name="Preformatted_20_Text"><text:s/>((0.5, 0, 0, 1, 0.5, 0, 0), 0.8921383556693647),</text:p>
      <text:p text:style-name="Preformatted_20_Text"><text:s/>((0.5, 0, 0.5, 1, 0, 0, 0), 0.8921383556693645),</text:p>
      <text:p text:style-name="Preformatted_20_Text"><text:s/>((0, 0.5, 0, 0.5, 0, 0.1, 0), 0.8921352645728025),</text:p>
      <text:p text:style-name="Preformatted_20_Text"><text:s/>((0.1, 0.5, 0, 1, 0.5, 0.1, 0.1), 0.8921282138041764),</text:p>
      <text:p text:style-name="Preformatted_20_Text"><text:s/>((0.1, 0.5, 0.5, 1, 0, 0.1, 0.1), 0.8921282138041764),</text:p>
      <text:p text:style-name="Preformatted_20_Text"><text:s/>((0.5, 0, 0.1, 1, 0.5, 0.1, 0.1), 0.8921170125224386),</text:p>
      <text:p text:style-name="Preformatted_20_Text"><text:s/>((0.5, 0, 0.5, 1, 0.1, 0.1, 0.1), 0.8921170125224386),</text:p>
      <text:p text:style-name="Preformatted_20_Text"><text:s/>((0.5, 0.1, 0, 1, 0.5, 0.1, 0.1), 0.8921101910961091),</text:p>
      <text:p text:style-name="Preformatted_20_Text"><text:s/>((0.5, 0.1, 0.5, 1, 0, 0.1, 0.1), 0.8921101910961091),</text:p>
      <text:p text:style-name="Preformatted_20_Text"><text:s/>((0, 0.1, 0, 0.1, 0, 0, 0), 0.8921080958450118),</text:p>
      <text:p text:style-name="Preformatted_20_Text"><text:s/>((0, 0.5, 0, 0.5, 0, 0, 0), 0.8921080958450117),</text:p>
      <text:p text:style-name="Preformatted_20_Text"><text:s/>((0, 1, 0, 1, 0, 0, 0), 0.8921080958450117),</text:p>
      <text:p text:style-name="Preformatted_20_Text"><text:s/>((0, 1, 0, 1, 0.1, 0.1, 0.1), 0.8921045743187188),</text:p>
      <text:p text:style-name="Preformatted_20_Text"><text:s/>((0, 1, 0.1, 1, 0, 0.1, 0.1), 0.8921045743187187),</text:p>
      <text:p text:style-name="Preformatted_20_Text"><text:s/>((0.1, 1, 0, 1, 0, 0.1, 0.1), 0.8920934297231026),</text:p>
      <text:p text:style-name="Preformatted_20_Text"><text:s/>((0.5, 0.5, 0, 1, 0, 0, 0), 0.8920930603715841),</text:p>
      <text:p text:style-name="Preformatted_20_Text"><text:s/>((0.5, 0, 0, 0.5, 0, 0.1, 0), 0.8920880593193292),</text:p>
      <text:p text:style-name="Preformatted_20_Text"><text:s/>((0.5, 0.5, 0, 1, 0.1, 0.1, 0.1), 0.8920827638493218),</text:p>
      <text:p text:style-name="Preformatted_20_Text"><text:s/>((0.5, 0.5, 0.1, 1, 0, 0.1, 0.1), 0.8920827638493218),</text:p>
      <text:p text:style-name="Preformatted_20_Text"><text:s/>((0.5, 0, 0, 0.5, 0, 0, 0), 0.8920746752904612),</text:p>
      <text:p text:style-name="Preformatted_20_Text"><text:s/>((1, 0, 0, 1, 0, 0, 0), 0.8920746752904612),</text:p>
      <text:p text:style-name="Preformatted_20_Text"><text:s/>((0.1, 0, 0, 0.1, 0, 0, 0), 0.8920746752904611),</text:p>
      <text:p text:style-name="Preformatted_20_Text"><text:s/>((1, 0, 0, 1, 0.1, 0.1, 0.1), 0.8920584205952783),</text:p>
      <text:p text:style-name="Preformatted_20_Text"><text:s/>((1, 0, 0.1, 1, 0, 0.1, 0.1), 0.8920584205952782),</text:p>
      <text:p text:style-name="Preformatted_20_Text"><text:s/>((1, 0.1, 0, 1, 0, 0.1, 0.1), 0.8920516445575201),</text:p>
      <text:p text:style-name="Preformatted_20_Text"><text:s/>((0, 0, 1, 1, 0.1, 0, 0.1), 0.8919747682924088),</text:p>
      <text:p text:style-name="Preformatted_20_Text"><text:s/>((0, 0, 0.1, 1, 1, 0, 0.1), 0.8919747682924087),</text:p>
      <text:p text:style-name="Preformatted_20_Text"><text:s/>((0, 0.1, 0, 1, 1, 0, 0.1), 0.8919670516906099),</text:p>
      <text:p text:style-name="Preformatted_20_Text"><text:s/>((0, 0.1, 0.5, 1, 0.5, 0, 0.1), 0.8919670516906099),</text:p>
      <text:p text:style-name="Preformatted_20_Text"><text:soft-page-break/><text:s/>((0, 0.1, 1, 1, 0, 0, 0.1), 0.8919670516906099),</text:p>
      <text:p text:style-name="Preformatted_20_Text"><text:s/>((0.1, 0, 0, 1, 1, 0, 0.1), 0.8919632562132056),</text:p>
      <text:p text:style-name="Preformatted_20_Text"><text:s/>((0.1, 0, 0.5, 1, 0.5, 0, 0.1), 0.8919632562132056),</text:p>
      <text:p text:style-name="Preformatted_20_Text"><text:s/>((0.1, 0, 1, 1, 0, 0, 0.1), 0.8919632562132056),</text:p>
      <text:p text:style-name="Preformatted_20_Text"><text:s/>((0, 0.5, 0.1, 1, 0.5, 0, 0.1), 0.8919360305820989),</text:p>
      <text:p text:style-name="Preformatted_20_Text"><text:s/>((0, 0.5, 0.5, 1, 0.1, 0, 0.1), 0.8919360305820989),</text:p>
      <text:p text:style-name="Preformatted_20_Text"><text:s/>((0, 0, 0, 0.5, 0, 0.1, 0), 0.8919309157601001),</text:p>
      <text:p text:style-name="Preformatted_20_Text"><text:s/>((0.1, 0.5, 0, 1, 0.5, 0, 0.1), 0.8919245681114789),</text:p>
      <text:p text:style-name="Preformatted_20_Text"><text:s/>((0.1, 0.5, 0.5, 1, 0, 0, 0.1), 0.8919245681114788),</text:p>
      <text:p text:style-name="Preformatted_20_Text"><text:s/>((0.5, 0, 0.1, 1, 0.5, 0, 0.1), 0.8919164537237121),</text:p>
      <text:p text:style-name="Preformatted_20_Text"><text:s/>((0.5, 0, 0.5, 1, 0.1, 0, 0.1), 0.8919164537237121),</text:p>
      <text:p text:style-name="Preformatted_20_Text"><text:s/>((0.5, 0.1, 0, 1, 0.5, 0, 0.1), 0.8919087867304965),</text:p>
      <text:p text:style-name="Preformatted_20_Text"><text:s/>((0.5, 0.1, 0.5, 1, 0, 0, 0.1), 0.8919087867304965),</text:p>
      <text:p text:style-name="Preformatted_20_Text"><text:s/>((0, 1, 0, 1, 0.1, 0, 0.1), 0.8918969061184996),</text:p>
      <text:p text:style-name="Preformatted_20_Text"><text:s/>((0, 1, 0.1, 1, 0, 0, 0.1), 0.8918969061184995),</text:p>
      <text:p text:style-name="Preformatted_20_Text"><text:s/>((0, 0.1, 0.1, 1, 1, 0.1, 0.5), 0.8918877747627968),</text:p>
      <text:p text:style-name="Preformatted_20_Text"><text:s/>((0, 0.1, 1, 1, 0.1, 0.1, 0.5), 0.8918877747627967),</text:p>
      <text:p text:style-name="Preformatted_20_Text"><text:s/>((0.1, 1, 0, 1, 0, 0, 0.1), 0.8918854932564624),</text:p>
      <text:p text:style-name="Preformatted_20_Text"><text:s/>((0.1, 0, 1, 1, 0.1, 0.1, 0.5), 0.8918809802678672),</text:p>
      <text:p text:style-name="Preformatted_20_Text"><text:s/>((0.1, 0, 0.1, 1, 1, 0.1, 0.5), 0.8918809802678671),</text:p>
      <text:p text:style-name="Preformatted_20_Text"><text:s/>((0.5, 0.5, 0, 1, 0.1, 0, 0.1), 0.8918779640563181),</text:p>
      <text:p text:style-name="Preformatted_20_Text"><text:s/>((0.5, 0.5, 0.1, 1, 0, 0, 0.1), 0.8918779640563181),</text:p>
      <text:p text:style-name="Preformatted_20_Text"><text:s/>((0.1, 0.1, 0.5, 1, 0.5, 0.1, 0.5), 0.8918769466700722),</text:p>
      <text:p text:style-name="Preformatted_20_Text"><text:s/>((0.1, 0.1, 1, 1, 0, 0.1, 0.5), 0.8918769466700721),</text:p>
      <text:p text:style-name="Preformatted_20_Text"><text:s/>((0.1, 0.1, 0, 1, 1, 0.1, 0.5), 0.891876946670072),</text:p>
      <text:p text:style-name="Preformatted_20_Text"><text:s/>((0.1, 0.5, 0.1, 1, 0.5, 0.1, 0.5), 0.8918607167745093),</text:p>
      <text:p text:style-name="Preformatted_20_Text"><text:s/>((0.1, 0.5, 0.5, 1, 0.1, 0.1, 0.5), 0.8918607167745092),</text:p>
      <text:p text:style-name="Preformatted_20_Text"><text:s/>((0, 0, 0, 1, 0.5, 0, 1), 0.891856534381852),</text:p>
      <text:p text:style-name="Preformatted_20_Text"><text:s/>((0, 0, 0.5, 1, 0, 0, 1), 0.891856534381852),</text:p>
      <text:p text:style-name="Preformatted_20_Text"><text:s/>((1, 0, 0, 1, 0.1, 0, 0.1), 0.8918562537233143),</text:p>
      <text:p text:style-name="Preformatted_20_Text"><text:s/>((1, 0, 0.1, 1, 0, 0, 0.1), 0.8918562537233143),</text:p>
      <text:p text:style-name="Preformatted_20_Text"><text:s/>((0, 0.5, 0, 1, 0, 0, 1), 0.8918541434773674),</text:p>
      <text:p text:style-name="Preformatted_20_Text"><text:s/>((0, 1, 0.1, 1, 0.1, 0.1, 0.5), 0.8918509874866438),</text:p>
      <text:p text:style-name="Preformatted_20_Text"><text:s/>((1, 0.1, 0, 1, 0, 0, 0.1), 0.891848636338682),</text:p>
      <text:p text:style-name="Preformatted_20_Text"><text:s/>((0, 0, 0.1, 1, 0.5, 0, 1), 0.8918478200302523),</text:p>
      <text:p text:style-name="Preformatted_20_Text"><text:s/>((0, 0, 0.5, 1, 0.1, 0, 1), 0.8918478200302522),</text:p>
      <text:p text:style-name="Preformatted_20_Text"><text:s/>((0, 0.1, 0, 1, 0.5, 0, 1), 0.89184696905878),</text:p>
      <text:p text:style-name="Preformatted_20_Text"><text:s/>((0, 0.1, 0.5, 1, 0, 0, 1), 0.89184696905878),</text:p>
      <text:p text:style-name="Preformatted_20_Text"><text:s/>((0, 0.1, 0.1, 0.5, 0.1, 0, 0.5), 0.8918461070110603),</text:p>
      <text:p text:style-name="Preformatted_20_Text"><text:s/>((0, 0.5, 0, 1, 0.1, 0, 1), 0.8918434544104112),</text:p>
      <text:p text:style-name="Preformatted_20_Text"><text:s/>((0, 0.5, 0.1, 1, 0, 0, 1), 0.8918434544104112),</text:p>
      <text:p text:style-name="Preformatted_20_Text"><text:s/>((0.1, 1, 0.1, 1, 0, 0.1, 0.5), 0.8918402145201919),</text:p>
      <text:p text:style-name="Preformatted_20_Text"><text:s/>((0.1, 1, 0, 1, 0.1, 0.1, 0.5), 0.8918402145201918),</text:p>
      <text:p text:style-name="Preformatted_20_Text"><text:s/>((0.5, 0.1, 0.1, 1, 0.5, 0.1, 0.5), 0.8918331687129785),</text:p>
      <text:p text:style-name="Preformatted_20_Text"><text:s/>((0.5, 0.1, 0.5, 1, 0.1, 0.1, 0.5), 0.8918331687129785),</text:p>
      <text:p text:style-name="Preformatted_20_Text"><text:s/>((0.1, 0, 0, 1, 0.5, 0, 1), 0.891832451301659),</text:p>
      <text:p text:style-name="Preformatted_20_Text"><text:s/>((0.1, 0, 0.5, 1, 0, 0, 1), 0.891832451301659),</text:p>
      <text:p text:style-name="Preformatted_20_Text"><text:s/>((0, 0.1, 1, 1, 0.1, 0, 0.5), 0.8918291830482213),</text:p>
      <text:p text:style-name="Preformatted_20_Text"><text:s/>((0, 0.1, 0.1, 1, 1, 0, 0.5), 0.8918291830482212),</text:p>
      <text:p text:style-name="Preformatted_20_Text"><text:s/>((0.1, 0.5, 0, 1, 0, 0, 1), 0.8918281212003896),</text:p>
      <text:p text:style-name="Preformatted_20_Text"><text:s/>((0.1, 0, 1, 1, 0.1, 0, 0.5), 0.8918225260825399),</text:p>
      <text:p text:style-name="Preformatted_20_Text"><text:s/>((0.1, 0, 0.1, 1, 1, 0, 0.5), 0.8918225260825396),</text:p>
      <text:p text:style-name="Preformatted_20_Text"><text:s/>((0.1, 0.1, 0.5, 1, 0.5, 0, 0.5), 0.8918180478509085),</text:p>
      <text:p text:style-name="Preformatted_20_Text"><text:s/>((0.1, 0.1, 1, 1, 0, 0, 0.5), 0.8918180478509085),</text:p>
      <text:p text:style-name="Preformatted_20_Text"><text:s/>((0.1, 0.1, 0, 1, 1, 0, 0.5), 0.8918180478509083),</text:p>
      <text:p text:style-name="Preformatted_20_Text"><text:s/>((0.5, 0.5, 0.1, 1, 0.1, 0.1, 0.5), 0.8918170368196778),</text:p>
      <text:p text:style-name="Preformatted_20_Text"><text:s/>((0.1, 0, 0.1, 0.5, 0.1, 0, 0.5), 0.8918170285760875),</text:p>
      <text:p text:style-name="Preformatted_20_Text"><text:s/>((0.1, 0.1, 0, 0.5, 0.1, 0, 0.5), 0.8918153439717524),</text:p>
      <text:p text:style-name="Preformatted_20_Text"><text:s/>((0.1, 0.1, 0.1, 0.5, 0, 0, 0.5), 0.891815343971752),</text:p>
      <text:p text:style-name="Preformatted_20_Text"><text:s/>((0.1, 0.5, 0.1, 1, 0.5, 0, 0.5), 0.891800032214594),</text:p>
      <text:p text:style-name="Preformatted_20_Text"><text:s/>((0.1, 0.5, 0.5, 1, 0.1, 0, 0.5), 0.8918000322145939),</text:p>
      <text:p text:style-name="Preformatted_20_Text"><text:s/>((0, 1, 0.1, 1, 0.1, 0, 0.5), 0.8917883574841667),</text:p>
      <text:p text:style-name="Preformatted_20_Text"><text:s/>((1, 0, 0.1, 1, 0.1, 0.1, 0.5), 0.8917813771691937),</text:p>
      <text:p text:style-name="Preformatted_20_Text"><text:s/>((1, 0.1, 0, 1, 0.1, 0.1, 0.5), 0.8917773986976716),</text:p>
      <text:p text:style-name="Preformatted_20_Text"><text:soft-page-break/><text:s/>((1, 0.1, 0.1, 1, 0, 0.1, 0.5), 0.8917773986976714),</text:p>
      <text:p text:style-name="Preformatted_20_Text"><text:s/>((0.1, 1, 0, 1, 0.1, 0, 0.5), 0.8917772815721733),</text:p>
      <text:p text:style-name="Preformatted_20_Text"><text:s/>((0.1, 1, 0.1, 1, 0, 0, 0.5), 0.8917772815721732),</text:p>
      <text:p text:style-name="Preformatted_20_Text"><text:s/>((0.5, 0, 0, 1, 0, 0, 1), 0.8917738528110638),</text:p>
      <text:p text:style-name="Preformatted_20_Text"><text:s/>((0.5, 0.1, 0.5, 1, 0.1, 0, 0.5), 0.8917730063489316),</text:p>
      <text:p text:style-name="Preformatted_20_Text"><text:s/>((0.5, 0.1, 0.1, 1, 0.5, 0, 0.5), 0.8917730063489315),</text:p>
      <text:p text:style-name="Preformatted_20_Text"><text:s/>((0, 0.1, 0, 0.5, 0.1, 0, 0.5), 0.8917715418522734),</text:p>
      <text:p text:style-name="Preformatted_20_Text"><text:s/>((0, 0.1, 0.1, 0.5, 0, 0, 0.5), 0.8917715418522733),</text:p>
      <text:p text:style-name="Preformatted_20_Text"><text:s/>((0, 0, 0.1, 0.5, 0.1, 0, 0.5), 0.8917715288765896),</text:p>
      <text:p text:style-name="Preformatted_20_Text"><text:s/>((0.5, 0, 0, 1, 0.1, 0, 1), 0.8917704364174981),</text:p>
      <text:p text:style-name="Preformatted_20_Text"><text:s/>((0.5, 0, 0.1, 1, 0, 0, 1), 0.8917704364174981),</text:p>
      <text:p text:style-name="Preformatted_20_Text"><text:s/>((0.5, 0.1, 0, 1, 0, 0, 1), 0.8917696209645973),</text:p>
      <text:p text:style-name="Preformatted_20_Text"><text:s/>((0, 0.1, 0.5, 1, 0.1, 0, 1), 0.8917639383578015),</text:p>
      <text:p text:style-name="Preformatted_20_Text"><text:s/>((0, 0.1, 0.1, 1, 0.5, 0, 1), 0.8917639383578014),</text:p>
      <text:p text:style-name="Preformatted_20_Text"><text:s/>((0, 0.5, 0.1, 1, 0.1, 0, 1), 0.8917590805014709),</text:p>
      <text:p text:style-name="Preformatted_20_Text"><text:s/>((0.5, 0.5, 0.1, 1, 0.1, 0, 0.5), 0.8917550961087399),</text:p>
      <text:p text:style-name="Preformatted_20_Text"><text:s/>((0.1, 0.1, 0.1, 1, 0.1, 0, 1), 0.8917539544990587),</text:p>
      <text:p text:style-name="Preformatted_20_Text"><text:s/>((0.1, 0, 0.1, 1, 0.5, 0, 1), 0.8917507014535933),</text:p>
      <text:p text:style-name="Preformatted_20_Text"><text:s/>((0.1, 0, 0.5, 1, 0.1, 0, 1), 0.8917507014535933),</text:p>
      <text:p text:style-name="Preformatted_20_Text"><text:s/>((0.1, 0.1, 0, 1, 0.5, 0, 1), 0.8917495192542156),</text:p>
      <text:p text:style-name="Preformatted_20_Text"><text:s/>((0.1, 0.1, 0.5, 1, 0, 0, 1), 0.8917495192542156),</text:p>
      <text:p text:style-name="Preformatted_20_Text"><text:s/>((0, 0, 0.1, 1, 1, 0.1, 0), 0.8917452074936594),</text:p>
      <text:p text:style-name="Preformatted_20_Text"><text:s/>((0, 0, 1, 1, 0.1, 0.1, 0), 0.8917452074936594),</text:p>
      <text:p text:style-name="Preformatted_20_Text"><text:s/>((0.1, 0.5, 0.1, 1, 0, 0, 1), 0.8917446877469162),</text:p>
      <text:p text:style-name="Preformatted_20_Text"><text:s/>((0.1, 0.5, 0, 1, 0.1, 0, 1), 0.8917446877469161),</text:p>
      <text:p text:style-name="Preformatted_20_Text"><text:s/>((0, 0.1, 0.5, 1, 0.5, 0.1, 0), 0.8917373113410905),</text:p>
      <text:p text:style-name="Preformatted_20_Text"><text:s/>((0, 0.1, 0, 1, 1, 0.1, 0), 0.8917373113410904),</text:p>
      <text:p text:style-name="Preformatted_20_Text"><text:s/>((0, 0.1, 1, 1, 0, 0.1, 0), 0.8917373113410904),</text:p>
      <text:p text:style-name="Preformatted_20_Text"><text:s/>((0.1, 0.1, 0, 0.5, 0, 0, 0.5), 0.8917363204248623),</text:p>
      <text:p text:style-name="Preformatted_20_Text"><text:s/>((0.1, 0, 0, 0.5, 0.1, 0, 0.5), 0.8917362741011866),</text:p>
      <text:p text:style-name="Preformatted_20_Text"><text:s/>((0.1, 0, 0.1, 0.5, 0, 0, 0.5), 0.8917362741011865),</text:p>
      <text:p text:style-name="Preformatted_20_Text"><text:s/>((0.1, 0, 0, 1, 1, 0.1, 0), 0.8917341792900249),</text:p>
      <text:p text:style-name="Preformatted_20_Text"><text:s/>((0.1, 0, 0.5, 1, 0.5, 0.1, 0), 0.8917341792900249),</text:p>
      <text:p text:style-name="Preformatted_20_Text"><text:s/>((0.1, 0, 1, 1, 0, 0.1, 0), 0.8917341792900249),</text:p>
      <text:p text:style-name="Preformatted_20_Text"><text:s/>((1, 0, 0.1, 1, 0.1, 0, 0.5), 0.8917199968141386),</text:p>
      <text:p text:style-name="Preformatted_20_Text"><text:s/>((1, 0.1, 0, 1, 0.1, 0, 0.5), 0.8917155778678268),</text:p>
      <text:p text:style-name="Preformatted_20_Text"><text:s/>((1, 0.1, 0.1, 1, 0, 0, 0.5), 0.8917155778678267),</text:p>
      <text:p text:style-name="Preformatted_20_Text"><text:s/>((0, 0.5, 0.1, 1, 0.5, 0.1, 0), 0.8917055720294996),</text:p>
      <text:p text:style-name="Preformatted_20_Text"><text:s/>((0, 0.5, 0.5, 1, 0.1, 0.1, 0), 0.8917055720294996),</text:p>
      <text:p text:style-name="Preformatted_20_Text"><text:s/>((0.1, 0.5, 0, 1, 0.5, 0.1, 0), 0.8916945934344482),</text:p>
      <text:p text:style-name="Preformatted_20_Text"><text:s/>((0.1, 0.5, 0.5, 1, 0, 0.1, 0), 0.8916945934344482),</text:p>
      <text:p text:style-name="Preformatted_20_Text"><text:s/>((0.5, 0, 0.1, 1, 0.1, 0, 1), 0.8916924979774945),</text:p>
      <text:p text:style-name="Preformatted_20_Text"><text:s/>((0.5, 0.1, 0, 1, 0.1, 0, 1), 0.891691342127148),</text:p>
      <text:p text:style-name="Preformatted_20_Text"><text:s/>((0.5, 0.1, 0.1, 1, 0, 0, 1), 0.8916913421271478),</text:p>
      <text:p text:style-name="Preformatted_20_Text"><text:s/>((0.5, 0, 0.1, 1, 0.5, 0.1, 0), 0.891689312302807),</text:p>
      <text:p text:style-name="Preformatted_20_Text"><text:s/>((0.5, 0, 0.5, 1, 0.1, 0.1, 0), 0.8916893123028069),</text:p>
      <text:p text:style-name="Preformatted_20_Text"><text:s/>((0, 0, 0.1, 0.5, 0.5, 0.1, 0.1), 0.8916845229355861),</text:p>
      <text:p text:style-name="Preformatted_20_Text"><text:s/>((0, 0, 0.5, 0.5, 0.1, 0.1, 0.1), 0.8916845229355861),</text:p>
      <text:p text:style-name="Preformatted_20_Text"><text:s/>((0.5, 0.1, 0, 1, 0.5, 0.1, 0), 0.8916814657588215),</text:p>
      <text:p text:style-name="Preformatted_20_Text"><text:s/>((0.5, 0.1, 0.5, 1, 0, 0.1, 0), 0.8916814657588215),</text:p>
      <text:p text:style-name="Preformatted_20_Text"><text:s/>((0, 0.1, 0.5, 0.5, 0, 0.1, 0.1), 0.891673765022427),</text:p>
      <text:p text:style-name="Preformatted_20_Text"><text:s/>((0, 0.1, 0, 0.5, 0.5, 0.1, 0.1), 0.8916737650224269),</text:p>
      <text:p text:style-name="Preformatted_20_Text"><text:s/>((0, 1, 0, 1, 0.1, 0.1, 0), 0.8916655498120503),</text:p>
      <text:p text:style-name="Preformatted_20_Text"><text:s/>((0, 1, 0.1, 1, 0, 0.1, 0), 0.8916655498120502),</text:p>
      <text:p text:style-name="Preformatted_20_Text"><text:s/>((0.1, 0, 0.5, 0.5, 0, 0.1, 0.1), 0.891663616548753),</text:p>
      <text:p text:style-name="Preformatted_20_Text"><text:s/>((0.1, 0, 0, 0.5, 0.5, 0.1, 0.1), 0.8916636165487529),</text:p>
      <text:p text:style-name="Preformatted_20_Text"><text:s/>((0.1, 1, 0, 1, 0, 0.1, 0), 0.8916546208255822),</text:p>
      <text:p text:style-name="Preformatted_20_Text"><text:s/>((0.5, 0.5, 0, 1, 0.1, 0.1, 0), 0.8916499248815632),</text:p>
      <text:p text:style-name="Preformatted_20_Text"><text:s/>((0.5, 0.5, 0.1, 1, 0, 0.1, 0), 0.8916499248815632),</text:p>
      <text:p text:style-name="Preformatted_20_Text"><text:s/>((1, 0, 0, 1, 0.1, 0.1, 0), 0.8916315316802538),</text:p>
      <text:p text:style-name="Preformatted_20_Text"><text:s/>((1, 0, 0.1, 1, 0, 0.1, 0), 0.8916315316802537),</text:p>
      <text:p text:style-name="Preformatted_20_Text"><text:s/>((0, 0.5, 0.1, 0.5, 0, 0.1, 0.1), 0.891630290319868),</text:p>
      <text:p text:style-name="Preformatted_20_Text"><text:s/>((0, 0.5, 0, 0.5, 0.1, 0.1, 0.1), 0.8916302903198678),</text:p>
      <text:p text:style-name="Preformatted_20_Text"><text:s/>((1, 0.1, 0, 1, 0, 0.1, 0), 0.8916237347448513),</text:p>
      <text:p text:style-name="Preformatted_20_Text"><text:soft-page-break/><text:s/>((0, 0, 0.1, 0.5, 0.5, 0, 0.1), 0.8916168585956741),</text:p>
      <text:p text:style-name="Preformatted_20_Text"><text:s/>((0, 0, 0.5, 0.5, 0.1, 0, 0.1), 0.8916168585956741),</text:p>
      <text:p text:style-name="Preformatted_20_Text"><text:s/>((0, 0, 0.1, 1, 0.5, 0.1, 1), 0.8916103660934502),</text:p>
      <text:p text:style-name="Preformatted_20_Text"><text:s/>((0, 0, 0.5, 1, 0.1, 0.1, 1), 0.8916103660934501),</text:p>
      <text:p text:style-name="Preformatted_20_Text"><text:s/>((0, 0.1, 0, 1, 0.5, 0.1, 1), 0.891609717305347),</text:p>
      <text:p text:style-name="Preformatted_20_Text"><text:s/>((0, 0.1, 0.5, 1, 0, 0.1, 1), 0.891609717305347),</text:p>
      <text:p text:style-name="Preformatted_20_Text"><text:s/>((0.1, 0.5, 0, 0.5, 0, 0.1, 0.1), 0.8916095260073204),</text:p>
      <text:p text:style-name="Preformatted_20_Text"><text:s/>((0.1, 0.1, 0.1, 1, 0.5, 0, 1), 0.8916090452083938),</text:p>
      <text:p text:style-name="Preformatted_20_Text"><text:s/>((0.1, 0.1, 0.5, 1, 0.1, 0, 1), 0.8916090452083937),</text:p>
      <text:p text:style-name="Preformatted_20_Text"><text:s/>((0, 0.5, 0, 1, 0.1, 0.1, 1), 0.8916070194431449),</text:p>
      <text:p text:style-name="Preformatted_20_Text"><text:s/>((0, 0.5, 0.1, 1, 0, 0.1, 1), 0.8916070194431449),</text:p>
      <text:p text:style-name="Preformatted_20_Text"><text:s/>((0, 0.1, 0, 0.5, 0.5, 0, 0.1), 0.8916035226407305),</text:p>
      <text:p text:style-name="Preformatted_20_Text"><text:s/>((0, 0.1, 0.5, 0.5, 0, 0, 0.1), 0.8916035226407305),</text:p>
      <text:p text:style-name="Preformatted_20_Text"><text:s/>((0.1, 0.5, 0.1, 1, 0.1, 0, 1), 0.8916030660709072),</text:p>
      <text:p text:style-name="Preformatted_20_Text"><text:s/>((0.1, 0, 0, 1, 0.5, 0.1, 1), 0.8915956048775601),</text:p>
      <text:p text:style-name="Preformatted_20_Text"><text:s/>((0.1, 0, 0.5, 1, 0, 0.1, 1), 0.8915956048775601),</text:p>
      <text:p text:style-name="Preformatted_20_Text"><text:s/>((0.1, 0, 0, 0.5, 0.5, 0, 0.1), 0.8915949036406761),</text:p>
      <text:p text:style-name="Preformatted_20_Text"><text:s/>((0.1, 0, 0.5, 0.5, 0, 0, 0.1), 0.8915949036406761),</text:p>
      <text:p text:style-name="Preformatted_20_Text"><text:s/>((0.1, 0.1, 0.1, 0.5, 0.1, 0, 0.5), 0.8915939546802197),</text:p>
      <text:p text:style-name="Preformatted_20_Text"><text:s/>((0.1, 0.5, 0, 1, 0, 0.1, 1), 0.8915922911635431),</text:p>
      <text:p text:style-name="Preformatted_20_Text"><text:s/>((0.5, 0, 0, 0.5, 0.1, 0.1, 0.1), 0.8915778311222647),</text:p>
      <text:p text:style-name="Preformatted_20_Text"><text:s/>((0.5, 0, 0.1, 0.5, 0, 0.1, 0.1), 0.8915778311222647),</text:p>
      <text:p text:style-name="Preformatted_20_Text"><text:s/>((0, 0.1, 0.1, 1, 0.5, 0.1, 1), 0.8915729295899887),</text:p>
      <text:p text:style-name="Preformatted_20_Text"><text:s/>((0, 0.1, 0.5, 1, 0.1, 0.1, 1), 0.8915729295899885),</text:p>
      <text:p text:style-name="Preformatted_20_Text"><text:s/>((0, 0, 0, 1, 0.5, 0.1, 1), 0.891572236133848),</text:p>
      <text:p text:style-name="Preformatted_20_Text"><text:s/>((0, 0, 0.5, 1, 0, 0.1, 1), 0.891572236133848),</text:p>
      <text:p text:style-name="Preformatted_20_Text"><text:s/>((0, 0.5, 0, 1, 0, 0.1, 1), 0.8915707821924824),</text:p>
      <text:p text:style-name="Preformatted_20_Text"><text:s/>((0, 0.5, 0.1, 1, 0.1, 0.1, 1), 0.8915689344158646),</text:p>
      <text:p text:style-name="Preformatted_20_Text"><text:s/>((0, 0.1, 0.1, 1, 0.1, 0, 1), 0.8915682894569668),</text:p>
      <text:p text:style-name="Preformatted_20_Text"><text:s/>((0.5, 0.1, 0, 0.5, 0, 0.1, 0.1), 0.8915672152833911),</text:p>
      <text:p text:style-name="Preformatted_20_Text"><text:s/>((0.1, 0, 0.1, 1, 0.5, 0.1, 1), 0.8915600167593628),</text:p>
      <text:p text:style-name="Preformatted_20_Text"><text:s/>((0.1, 0, 0.5, 1, 0.1, 0.1, 1), 0.8915600167593626),</text:p>
      <text:p text:style-name="Preformatted_20_Text"><text:s/>((0.1, 0.1, 0, 1, 0.5, 0.1, 1), 0.891559047967069),</text:p>
      <text:p text:style-name="Preformatted_20_Text"><text:s/>((0.1, 0.1, 0.5, 1, 0, 0.1, 1), 0.891559047967069),</text:p>
      <text:p text:style-name="Preformatted_20_Text"><text:s/>((0.1, 0.5, 0.1, 1, 0, 0.1, 1), 0.8915550772935108),</text:p>
      <text:p text:style-name="Preformatted_20_Text"><text:s/>((0.1, 0.5, 0, 1, 0.1, 0.1, 1), 0.8915550772935107),</text:p>
      <text:p text:style-name="Preformatted_20_Text"><text:s/>((0.5, 0.1, 0.1, 1, 0.1, 0, 1), 0.8915543010782713),</text:p>
      <text:p text:style-name="Preformatted_20_Text"><text:s/>((0, 0.5, 0, 0.5, 0.1, 0, 0.1), 0.8915496588526446),</text:p>
      <text:p text:style-name="Preformatted_20_Text"><text:s/>((0, 0.5, 0.1, 0.5, 0, 0, 0.1), 0.8915496588526446),</text:p>
      <text:p text:style-name="Preformatted_20_Text"><text:s/>((0.1, 0.1, 0.1, 1, 0, 0, 1), 0.8915493797138085),</text:p>
      <text:p text:style-name="Preformatted_20_Text"><text:s/>((0.1, 0.1, 0, 1, 0.1, 0, 1), 0.8915493797138084),</text:p>
      <text:p text:style-name="Preformatted_20_Text"><text:s/>((0.1, 0, 0.1, 1, 0.1, 0, 1), 0.8915488057031818),</text:p>
      <text:p text:style-name="Preformatted_20_Text"><text:s/>((0.5, 0, 0, 1, 0.1, 0.1, 1), 0.8915360593012731),</text:p>
      <text:p text:style-name="Preformatted_20_Text"><text:s/>((0.5, 0, 0.1, 1, 0, 0.1, 1), 0.8915360593012731),</text:p>
      <text:p text:style-name="Preformatted_20_Text"><text:s/>((0.5, 0.1, 0, 1, 0, 0.1, 1), 0.8915354434494582),</text:p>
      <text:p text:style-name="Preformatted_20_Text"><text:s/>((0.1, 0.5, 0, 0.5, 0, 0, 0.1), 0.8915278706376066),</text:p>
      <text:p text:style-name="Preformatted_20_Text"><text:s/>((0, 0.1, 0.1, 1, 1, 0.1, 0.1), 0.8915248520482839),</text:p>
      <text:p text:style-name="Preformatted_20_Text"><text:s/>((0, 0.1, 1, 1, 0.1, 0.1, 0.1), 0.8915248520482839),</text:p>
      <text:p text:style-name="Preformatted_20_Text"><text:s/>((0.1, 0, 0.1, 1, 1, 0.1, 0.1), 0.8915211251967897),</text:p>
      <text:p text:style-name="Preformatted_20_Text"><text:s/>((0.1, 0, 1, 1, 0.1, 0.1, 0.1), 0.8915211251967897),</text:p>
      <text:p text:style-name="Preformatted_20_Text"><text:s/>((0.1, 0.1, 0, 1, 1, 0.1, 0.1), 0.8915143211833977),</text:p>
      <text:p text:style-name="Preformatted_20_Text"><text:s/>((0.1, 0.1, 0.5, 1, 0.5, 0.1, 0.1), 0.8915143211833977),</text:p>
      <text:p text:style-name="Preformatted_20_Text"><text:s/>((0.1, 0.1, 1, 1, 0, 0.1, 0.1), 0.8915143211833977),</text:p>
      <text:p text:style-name="Preformatted_20_Text"><text:s/>((0.5, 0, 0, 0.5, 0.1, 0, 0.1), 0.8915045489625075),</text:p>
      <text:p text:style-name="Preformatted_20_Text"><text:s/>((0.5, 0, 0.1, 0.5, 0, 0, 0.1), 0.8915045489625075),</text:p>
      <text:p text:style-name="Preformatted_20_Text"><text:s/>((0.5, 0, 0.1, 1, 0.1, 0.1, 1), 0.8915040001809234),</text:p>
      <text:p text:style-name="Preformatted_20_Text"><text:s/>((0.5, 0.1, 0, 1, 0.1, 0.1, 1), 0.8915030558891954),</text:p>
      <text:p text:style-name="Preformatted_20_Text"><text:s/>((0.5, 0.1, 0.1, 1, 0, 0.1, 1), 0.8915030558891954),</text:p>
      <text:p text:style-name="Preformatted_20_Text"><text:s/>((0.5, 0, 0, 1, 0, 0.1, 1), 0.8914930433660699),</text:p>
      <text:p text:style-name="Preformatted_20_Text"><text:s/>((0.5, 0.1, 0, 0.5, 0, 0, 0.1), 0.891491379747524),</text:p>
      <text:p text:style-name="Preformatted_20_Text"><text:s/>((0.1, 0.5, 0.1, 1, 0.5, 0.1, 0.1), 0.8914869751377525),</text:p>
      <text:p text:style-name="Preformatted_20_Text"><text:s/>((0.1, 0.5, 0.5, 1, 0.1, 0.1, 0.1), 0.8914869751377525),</text:p>
      <text:p text:style-name="Preformatted_20_Text"><text:s/>((0.5, 0.1, 0.1, 1, 0.5, 0.1, 0.1), 0.8914715640093093),</text:p>
      <text:p text:style-name="Preformatted_20_Text"><text:s/>((0.5, 0.1, 0.5, 1, 0.1, 0.1, 0.1), 0.8914715640093093),</text:p>
      <text:p text:style-name="Preformatted_20_Text"><text:soft-page-break/><text:s/>((0.1, 0.1, 0.1, 1, 0.5, 0.1, 1), 0.8914633988312608),</text:p>
      <text:p text:style-name="Preformatted_20_Text"><text:s/>((0.1, 0.1, 0.5, 1, 0.1, 0.1, 1), 0.8914633988312606),</text:p>
      <text:p text:style-name="Preformatted_20_Text"><text:s/>((0, 1, 0.1, 1, 0.1, 0.1, 0.1), 0.8914629559304242),</text:p>
      <text:p text:style-name="Preformatted_20_Text"><text:s/>((0.1, 0.5, 0.1, 1, 0.1, 0.1, 1), 0.8914583114554729),</text:p>
      <text:p text:style-name="Preformatted_20_Text"><text:s/>((0.1, 1, 0, 1, 0.1, 0.1, 0.1), 0.8914525000985203),</text:p>
      <text:p text:style-name="Preformatted_20_Text"><text:s/>((0.1, 1, 0.1, 1, 0, 0.1, 0.1), 0.8914525000985203),</text:p>
      <text:p text:style-name="Preformatted_20_Text"><text:s/>((0.5, 0.5, 0.1, 1, 0.1, 0.1, 0.1), 0.891444351355632),</text:p>
      <text:p text:style-name="Preformatted_20_Text"><text:s/>((0, 0, 0.1, 1, 1, 0, 0), 0.8914352923632207),</text:p>
      <text:p text:style-name="Preformatted_20_Text"><text:s/>((0, 0, 1, 1, 0.1, 0, 0), 0.8914352923632207),</text:p>
      <text:p text:style-name="Preformatted_20_Text"><text:s/>((0, 0.1, 0.5, 1, 0.5, 0, 0), 0.891426394340474),</text:p>
      <text:p text:style-name="Preformatted_20_Text"><text:s/>((0, 0.1, 1, 1, 0, 0, 0), 0.891426394340474),</text:p>
      <text:p text:style-name="Preformatted_20_Text"><text:s/>((0, 0.1, 0, 1, 1, 0, 0), 0.8914263943404739),</text:p>
      <text:p text:style-name="Preformatted_20_Text"><text:s/>((0.1, 0.1, 0.1, 1, 0.1, 0.1, 1), 0.8914242770396215),</text:p>
      <text:p text:style-name="Preformatted_20_Text"><text:s/>((0.1, 0, 0, 1, 1, 0, 0), 0.8914240316269304),</text:p>
      <text:p text:style-name="Preformatted_20_Text"><text:s/>((0.1, 0, 0.5, 1, 0.5, 0, 0), 0.8914240316269304),</text:p>
      <text:p text:style-name="Preformatted_20_Text"><text:s/>((0.1, 0, 1, 1, 0, 0, 0), 0.8914240316269304),</text:p>
      <text:p text:style-name="Preformatted_20_Text"><text:s/>((1, 0, 0.1, 1, 0.1, 0.1, 0.1), 0.8914234206643845),</text:p>
      <text:p text:style-name="Preformatted_20_Text"><text:s/>((1, 0.1, 0, 1, 0.1, 0.1, 0.1), 0.891416691683975),</text:p>
      <text:p text:style-name="Preformatted_20_Text"><text:s/>((1, 0.1, 0.1, 1, 0, 0.1, 0.1), 0.8914166916839747),</text:p>
      <text:p text:style-name="Preformatted_20_Text"><text:s/>((0.5, 0.1, 0.1, 1, 0.1, 0.1, 1), 0.8914105973313363),</text:p>
      <text:p text:style-name="Preformatted_20_Text"><text:s/>((0.1, 0.1, 0.1, 1, 1, 0.1, 0.5), 0.8914081252620502),</text:p>
      <text:p text:style-name="Preformatted_20_Text"><text:s/>((0.1, 0.1, 1, 1, 0.1, 0.1, 0.5), 0.8914081252620499),</text:p>
      <text:p text:style-name="Preformatted_20_Text"><text:s/>((0, 0.5, 0.1, 1, 0.5, 0, 0), 0.8913906324639165),</text:p>
      <text:p text:style-name="Preformatted_20_Text"><text:s/>((0, 0.5, 0.5, 1, 0.1, 0, 0), 0.8913906324639164),</text:p>
      <text:p text:style-name="Preformatted_20_Text"><text:s/>((0.1, 0.5, 0.5, 1, 0, 0, 0), 0.8913794261733273),</text:p>
      <text:p text:style-name="Preformatted_20_Text"><text:s/>((0.1, 0.5, 0, 1, 0.5, 0, 0), 0.8913794261733272),</text:p>
      <text:p text:style-name="Preformatted_20_Text"><text:s/>((0.5, 0, 0.1, 1, 0.5, 0, 0), 0.8913781609729776),</text:p>
      <text:p text:style-name="Preformatted_20_Text"><text:s/>((0.5, 0, 0.5, 1, 0.1, 0, 0), 0.8913781609729776),</text:p>
      <text:p text:style-name="Preformatted_20_Text"><text:s/>((0.1, 1, 0.1, 1, 0.1, 0.1, 0.5), 0.8913707645912012),</text:p>
      <text:p text:style-name="Preformatted_20_Text"><text:s/>((0.5, 0.1, 0, 1, 0.5, 0, 0), 0.8913693173959323),</text:p>
      <text:p text:style-name="Preformatted_20_Text"><text:s/>((0.5, 0.1, 0.5, 1, 0, 0, 0), 0.8913693173959323),</text:p>
      <text:p text:style-name="Preformatted_20_Text"><text:s/>((0, 1, 0, 1, 0.1, 0, 0), 0.8913455481006842),</text:p>
      <text:p text:style-name="Preformatted_20_Text"><text:s/>((0, 1, 0.1, 1, 0, 0, 0), 0.8913455481006841),</text:p>
      <text:p text:style-name="Preformatted_20_Text"><text:s/>((0.1, 1, 0, 1, 0, 0, 0), 0.8913343962557965),</text:p>
      <text:p text:style-name="Preformatted_20_Text"><text:s/>((0.5, 0.5, 0, 1, 0.1, 0, 0), 0.8913337733021797),</text:p>
      <text:p text:style-name="Preformatted_20_Text"><text:s/>((0.5, 0.5, 0.1, 1, 0, 0, 0), 0.8913337733021797),</text:p>
      <text:p text:style-name="Preformatted_20_Text"><text:s/>((1, 0, 0, 1, 0.1, 0, 0), 0.8913189603107543),</text:p>
      <text:p text:style-name="Preformatted_20_Text"><text:s/>((1, 0, 0.1, 1, 0, 0, 0), 0.8913189603107543),</text:p>
      <text:p text:style-name="Preformatted_20_Text"><text:s/>((1, 0.1, 0.1, 1, 0.1, 0.1, 0.5), 0.8913139644734356),</text:p>
      <text:p text:style-name="Preformatted_20_Text"><text:s/>((1, 0.1, 0, 1, 0, 0, 0), 0.8913101711794104),</text:p>
      <text:p text:style-name="Preformatted_20_Text"><text:s/>((0.1, 0.1, 0.1, 1, 1, 0, 0.5), 0.8912955754279448),</text:p>
      <text:p text:style-name="Preformatted_20_Text"><text:s/>((0.1, 0.1, 1, 1, 0.1, 0, 0.5), 0.8912955754279447),</text:p>
      <text:p text:style-name="Preformatted_20_Text"><text:s/>((0.1, 1, 0.1, 1, 0.1, 0, 0.5), 0.8912543242342259),</text:p>
      <text:p text:style-name="Preformatted_20_Text"><text:s/>((0, 0.1, 0.1, 1, 1, 0, 0.1), 0.8912508227493456),</text:p>
      <text:p text:style-name="Preformatted_20_Text"><text:s/>((0, 0.1, 1, 1, 0.1, 0, 0.1), 0.8912508227493455),</text:p>
      <text:p text:style-name="Preformatted_20_Text"><text:s/>((0.1, 0, 0.1, 1, 1, 0, 0.1), 0.8912476607258718),</text:p>
      <text:p text:style-name="Preformatted_20_Text"><text:s/>((0.1, 0, 1, 1, 0.1, 0, 0.1), 0.8912476607258718),</text:p>
      <text:p text:style-name="Preformatted_20_Text"><text:s/>((0.1, 0.1, 0.5, 1, 0.5, 0, 0.1), 0.8912400588319176),</text:p>
      <text:p text:style-name="Preformatted_20_Text"><text:s/>((0.1, 0.1, 1, 1, 0, 0, 0.1), 0.8912400588319176),</text:p>
      <text:p text:style-name="Preformatted_20_Text"><text:s/>((0.1, 0.1, 0, 1, 1, 0, 0.1), 0.8912400588319175),</text:p>
      <text:p text:style-name="Preformatted_20_Text"><text:s/>((0, 0.1, 0, 0.5, 0, 0, 0.5), 0.8912154625176572),</text:p>
      <text:p text:style-name="Preformatted_20_Text"><text:s/>((0, 0, 0, 0.5, 0.5, 0, 0.5), 0.8912143174534801),</text:p>
      <text:p text:style-name="Preformatted_20_Text"><text:s/>((0, 0, 0, 1, 1, 0, 1), 0.8912143174534801),</text:p>
      <text:p text:style-name="Preformatted_20_Text"><text:s/>((0, 0, 0.5, 0.5, 0, 0, 0.5), 0.8912143174534801),</text:p>
      <text:p text:style-name="Preformatted_20_Text"><text:s/>((0, 0, 0.5, 1, 0.5, 0, 1), 0.8912143174534801),</text:p>
      <text:p text:style-name="Preformatted_20_Text"><text:s/>((0, 0, 1, 1, 0, 0, 1), 0.8912143174534801),</text:p>
      <text:p text:style-name="Preformatted_20_Text"><text:s/>((0, 0, 0, 0.1, 0.1, 0, 0.1), 0.89121431745348),</text:p>
      <text:p text:style-name="Preformatted_20_Text"><text:s/>((0, 0, 0.1, 0.1, 0, 0, 0.1), 0.89121431745348),</text:p>
      <text:p text:style-name="Preformatted_20_Text"><text:s/>((0, 0.1, 0, 1, 0.1, 0, 1), 0.8912142585285892),</text:p>
      <text:p text:style-name="Preformatted_20_Text"><text:s/>((0, 0.1, 0.1, 1, 0, 0, 1), 0.8912142585285892),</text:p>
      <text:p text:style-name="Preformatted_20_Text"><text:s/>((0, 0, 0, 0.5, 0.1, 0, 0.5), 0.8912130390693895),</text:p>
      <text:p text:style-name="Preformatted_20_Text"><text:s/>((0, 0, 0.1, 0.5, 0, 0, 0.5), 0.8912130390693895),</text:p>
      <text:p text:style-name="Preformatted_20_Text"><text:s/>((0, 0, 0.1, 1, 0.1, 0, 1), 0.8912130390693895),</text:p>
      <text:p text:style-name="Preformatted_20_Text"><text:s/>((0.1, 0.5, 0.1, 1, 0.5, 0, 0.1), 0.891209509714633),</text:p>
      <text:p text:style-name="Preformatted_20_Text"><text:soft-page-break/><text:s/>((0.1, 0.5, 0.5, 1, 0.1, 0, 0.1), 0.8912095097146329),</text:p>
      <text:p text:style-name="Preformatted_20_Text"><text:s/>((0, 0.5, 0, 1, 0.5, 0, 1), 0.8912045635269786),</text:p>
      <text:p text:style-name="Preformatted_20_Text"><text:s/>((0, 0.5, 0.5, 1, 0, 0, 1), 0.8912045635269786),</text:p>
      <text:p text:style-name="Preformatted_20_Text"><text:s/>((1, 0.1, 0.1, 1, 0.1, 0, 0.5), 0.891198835337984),</text:p>
      <text:p text:style-name="Preformatted_20_Text"><text:s/>((0.5, 0.1, 0.1, 1, 0.5, 0, 0.1), 0.8911963131441016),</text:p>
      <text:p text:style-name="Preformatted_20_Text"><text:s/>((0.5, 0.1, 0.5, 1, 0.1, 0, 0.1), 0.8911963131441016),</text:p>
      <text:p text:style-name="Preformatted_20_Text"><text:s/>((0, 0.1, 0, 0.1, 0, 0, 0.1), 0.8911946016131526),</text:p>
      <text:p text:style-name="Preformatted_20_Text"><text:s/>((0, 0.5, 0, 0.5, 0, 0, 0.5), 0.8911946016131524),</text:p>
      <text:p text:style-name="Preformatted_20_Text"><text:s/>((0, 1, 0, 1, 0, 0, 1), 0.8911946016131524),</text:p>
      <text:p text:style-name="Preformatted_20_Text"><text:s/>((0.1, 0.1, 0, 1, 0, 0, 1), 0.8911938531855421),</text:p>
      <text:p text:style-name="Preformatted_20_Text"><text:s/>((0, 0.1, 0.1, 1, 0.1, 0.1, 1), 0.891193679241397),</text:p>
      <text:p text:style-name="Preformatted_20_Text"><text:s/>((0.1, 0, 0, 1, 0.1, 0, 1), 0.8911926238046259),</text:p>
      <text:p text:style-name="Preformatted_20_Text"><text:s/>((0.1, 0, 0.1, 1, 0, 0, 1), 0.8911926238046259),</text:p>
      <text:p text:style-name="Preformatted_20_Text"><text:s/>((0, 1, 0.1, 1, 0.1, 0, 0.1), 0.8911816870677218),</text:p>
      <text:p text:style-name="Preformatted_20_Text"><text:s/>((0.1, 0.1, 0.1, 1, 0, 0.1, 1), 0.8911756672275333),</text:p>
      <text:p text:style-name="Preformatted_20_Text"><text:s/>((0.1, 0.1, 0, 1, 0.1, 0.1, 1), 0.8911756672275332),</text:p>
      <text:p text:style-name="Preformatted_20_Text"><text:s/>((0.1, 0, 0.1, 1, 0.1, 0.1, 1), 0.8911749624674472),</text:p>
      <text:p text:style-name="Preformatted_20_Text"><text:s/>((0.1, 0, 0, 0.5, 0, 0, 0.5), 0.8911721331225942),</text:p>
      <text:p text:style-name="Preformatted_20_Text"><text:s/>((0.1, 1, 0, 1, 0.1, 0, 0.1), 0.8911710048497223),</text:p>
      <text:p text:style-name="Preformatted_20_Text"><text:s/>((0.1, 1, 0.1, 1, 0, 0, 0.1), 0.8911710048497223),</text:p>
      <text:p text:style-name="Preformatted_20_Text"><text:s/>((0.5, 0.5, 0.1, 1, 0.1, 0, 0.1), 0.8911659092702451),</text:p>
      <text:p text:style-name="Preformatted_20_Text"><text:s/>((0, 0.1, 0.1, 0.5, 0.1, 0.1, 0.5), 0.8911574685117992),</text:p>
      <text:p text:style-name="Preformatted_20_Text"><text:s/>((0.5, 0, 0, 1, 0.5, 0, 1), 0.8911533700266597),</text:p>
      <text:p text:style-name="Preformatted_20_Text"><text:s/>((0.5, 0, 0.5, 1, 0, 0, 1), 0.8911533700266596),</text:p>
      <text:p text:style-name="Preformatted_20_Text"><text:s/>((0, 0, 0.5, 1, 0.5, 0.1, 1), 0.8911519748857553),</text:p>
      <text:p text:style-name="Preformatted_20_Text"><text:s/>((0, 0, 0, 1, 1, 0.1, 1), 0.8911519748857551),</text:p>
      <text:p text:style-name="Preformatted_20_Text"><text:s/>((0, 0, 1, 1, 0, 0.1, 1), 0.8911519748857551),</text:p>
      <text:p text:style-name="Preformatted_20_Text"><text:s/>((1, 0, 0.1, 1, 0.1, 0, 0.1), 0.8911475986881217),</text:p>
      <text:p text:style-name="Preformatted_20_Text"><text:s/>((0.5, 0.5, 0, 1, 0, 0, 1), 0.8911437494921265),</text:p>
      <text:p text:style-name="Preformatted_20_Text"><text:s/>((0, 0.5, 0, 1, 0.5, 0.1, 1), 0.8911433723020808),</text:p>
      <text:p text:style-name="Preformatted_20_Text"><text:s/>((0, 0.5, 0.5, 1, 0, 0.1, 1), 0.8911433723020807),</text:p>
      <text:p text:style-name="Preformatted_20_Text"><text:s/>((1, 0.1, 0, 1, 0.1, 0, 0.1), 0.8911400784935962),</text:p>
      <text:p text:style-name="Preformatted_20_Text"><text:s/>((1, 0.1, 0.1, 1, 0, 0, 0.1), 0.8911400784935961),</text:p>
      <text:p text:style-name="Preformatted_20_Text"><text:s/>((0, 1, 0, 1, 0, 0.1, 1), 0.8911345749331905),</text:p>
      <text:p text:style-name="Preformatted_20_Text"><text:s/>((0.1, 0, 0.1, 0.5, 0.1, 0.1, 0.5), 0.8911299776365268),</text:p>
      <text:p text:style-name="Preformatted_20_Text"><text:s/>((0.1, 0.1, 0, 0.5, 0.1, 0.1, 0.5), 0.8911290469837478),</text:p>
      <text:p text:style-name="Preformatted_20_Text"><text:s/>((0.1, 0.1, 0.1, 0.5, 0, 0.1, 0.5), 0.8911290469837476),</text:p>
      <text:p text:style-name="Preformatted_20_Text"><text:s/>((0.1, 0.1, 0.1, 0.5, 0.1, 0.1, 0.5), 0.8911077693278335),</text:p>
      <text:p text:style-name="Preformatted_20_Text"><text:s/>((0.5, 0, 0, 1, 0.5, 0.1, 1), 0.8910929623848047),</text:p>
      <text:p text:style-name="Preformatted_20_Text"><text:s/>((0.5, 0, 0.5, 1, 0, 0.1, 1), 0.8910929623848046),</text:p>
      <text:p text:style-name="Preformatted_20_Text"><text:s/>((0.5, 0, 0, 0.5, 0, 0, 0.5), 0.8910914086565691),</text:p>
      <text:p text:style-name="Preformatted_20_Text"><text:s/>((1, 0, 0, 1, 0, 0, 1), 0.8910914086565691),</text:p>
      <text:p text:style-name="Preformatted_20_Text"><text:s/>((0.1, 0, 0, 0.1, 0, 0, 0.1), 0.891091408656569),</text:p>
      <text:p text:style-name="Preformatted_20_Text"><text:s/>((0.5, 0.5, 0, 1, 0, 0.1, 1), 0.8910844847259701),</text:p>
      <text:p text:style-name="Preformatted_20_Text"><text:s/>((0, 0.1, 0.1, 1, 1, 0.1, 0), 0.8910677150889685),</text:p>
      <text:p text:style-name="Preformatted_20_Text"><text:s/>((0, 0.1, 1, 1, 0.1, 0.1, 0), 0.8910677150889684),</text:p>
      <text:p text:style-name="Preformatted_20_Text"><text:s/>((0.1, 0, 1, 1, 0.1, 0.1, 0), 0.8910651600567008),</text:p>
      <text:p text:style-name="Preformatted_20_Text"><text:s/>((0.1, 0, 0.1, 1, 1, 0.1, 0), 0.8910651600567007),</text:p>
      <text:p text:style-name="Preformatted_20_Text"><text:s/>((0, 0, 0.1, 0.5, 0.5, 0.1, 0), 0.8910631953418819),</text:p>
      <text:p text:style-name="Preformatted_20_Text"><text:s/>((0, 0, 0.5, 0.5, 0.1, 0.1, 0), 0.8910631953418819),</text:p>
      <text:p text:style-name="Preformatted_20_Text"><text:s/>((0.1, 0.1, 0, 1, 1, 0.1, 0), 0.8910573938856714),</text:p>
      <text:p text:style-name="Preformatted_20_Text"><text:s/>((0.1, 0.1, 0.5, 1, 0.5, 0.1, 0), 0.8910573938856714),</text:p>
      <text:p text:style-name="Preformatted_20_Text"><text:s/>((0.1, 0.1, 1, 1, 0, 0.1, 0), 0.8910573938856714),</text:p>
      <text:p text:style-name="Preformatted_20_Text"><text:s/>((0, 0.1, 0.5, 0.5, 0, 0.1, 0), 0.8910492558968504),</text:p>
      <text:p text:style-name="Preformatted_20_Text"><text:s/>((0, 0.1, 0, 0.5, 0.5, 0.1, 0), 0.8910492558968502),</text:p>
      <text:p text:style-name="Preformatted_20_Text"><text:s/>((0.1, 0, 0, 0.5, 0.5, 0.1, 0), 0.8910428667464347),</text:p>
      <text:p text:style-name="Preformatted_20_Text"><text:s/>((0.1, 0, 0.5, 0.5, 0, 0.1, 0), 0.8910428667464347),</text:p>
      <text:p text:style-name="Preformatted_20_Text"><text:s/>((1, 0, 0, 1, 0, 0.1, 1), 0.8910330003011867),</text:p>
      <text:p text:style-name="Preformatted_20_Text"><text:s/>((0.1, 0.5, 0.1, 1, 0.5, 0.1, 0), 0.8910261876600869),</text:p>
      <text:p text:style-name="Preformatted_20_Text"><text:s/>((0.1, 0.5, 0.5, 1, 0.1, 0.1, 0), 0.8910261876600868),</text:p>
      <text:p text:style-name="Preformatted_20_Text"><text:s/>((0.5, 0.1, 0.1, 1, 0.5, 0.1, 0), 0.8910154190543798),</text:p>
      <text:p text:style-name="Preformatted_20_Text"><text:s/>((0.5, 0.1, 0.5, 1, 0.1, 0.1, 0), 0.8910154190543798),</text:p>
      <text:p text:style-name="Preformatted_20_Text"><text:s/>((0, 1, 0.1, 1, 0.1, 0.1, 0), 0.8909971009136699),</text:p>
      <text:p text:style-name="Preformatted_20_Text"><text:s/>((0, 0.5, 0, 0.5, 0.1, 0.1, 0), 0.8909929781484126),</text:p>
      <text:p text:style-name="Preformatted_20_Text"><text:soft-page-break/><text:s/>((0, 0.5, 0.1, 0.5, 0, 0.1, 0), 0.8909929781484126),</text:p>
      <text:p text:style-name="Preformatted_20_Text"><text:s/>((0.1, 1, 0, 1, 0.1, 0.1, 0), 0.8909868614098015),</text:p>
      <text:p text:style-name="Preformatted_20_Text"><text:s/>((0.1, 1, 0.1, 1, 0, 0.1, 0), 0.8909868614098014),</text:p>
      <text:p text:style-name="Preformatted_20_Text"><text:s/>((0.5, 0.5, 0.1, 1, 0.1, 0.1, 0), 0.8909843580722234),</text:p>
      <text:p text:style-name="Preformatted_20_Text"><text:s/>((0.1, 0.5, 0, 0.5, 0, 0.1, 0), 0.8909728162929256),</text:p>
      <text:p text:style-name="Preformatted_20_Text"><text:s/>((1, 0, 0.1, 1, 0.1, 0.1, 0), 0.8909690824461303),</text:p>
      <text:p text:style-name="Preformatted_20_Text"><text:s/>((0, 0, 0.1, 1, 1, 0, 1), 0.8909635515506557),</text:p>
      <text:p text:style-name="Preformatted_20_Text"><text:s/>((0, 0, 1, 1, 0.1, 0, 1), 0.8909635515506555),</text:p>
      <text:p text:style-name="Preformatted_20_Text"><text:s/>((0, 0.1, 0, 1, 1, 0, 1), 0.8909614369820553),</text:p>
      <text:p text:style-name="Preformatted_20_Text"><text:s/>((0, 0.1, 0.5, 1, 0.5, 0, 1), 0.8909614369820553),</text:p>
      <text:p text:style-name="Preformatted_20_Text"><text:s/>((0, 0.1, 1, 1, 0, 0, 1), 0.8909614369820553),</text:p>
      <text:p text:style-name="Preformatted_20_Text"><text:s/>((1, 0.1, 0, 1, 0.1, 0.1, 0), 0.8909613979745299),</text:p>
      <text:p text:style-name="Preformatted_20_Text"><text:s/>((1, 0.1, 0.1, 1, 0, 0.1, 0), 0.8909613979745297),</text:p>
      <text:p text:style-name="Preformatted_20_Text"><text:s/>((0.5, 0, 0, 0.5, 0.1, 0.1, 0), 0.8909590175064702),</text:p>
      <text:p text:style-name="Preformatted_20_Text"><text:s/>((0.5, 0, 0.1, 0.5, 0, 0.1, 0), 0.8909590175064702),</text:p>
      <text:p text:style-name="Preformatted_20_Text"><text:s/>((0, 0.5, 0.1, 1, 0.5, 0, 1), 0.8909529007935679),</text:p>
      <text:p text:style-name="Preformatted_20_Text"><text:s/>((0, 0.5, 0.5, 1, 0.1, 0, 1), 0.8909529007935679),</text:p>
      <text:p text:style-name="Preformatted_20_Text"><text:s/>((0.1, 0, 0.5, 1, 0.5, 0, 1), 0.890952079541282),</text:p>
      <text:p text:style-name="Preformatted_20_Text"><text:s/>((0.1, 0, 0, 1, 1, 0, 1), 0.8909520795412819),</text:p>
      <text:p text:style-name="Preformatted_20_Text"><text:s/>((0.1, 0, 1, 1, 0, 0, 1), 0.8909520795412819),</text:p>
      <text:p text:style-name="Preformatted_20_Text"><text:s/>((0.5, 0.1, 0, 0.5, 0, 0.1, 0), 0.8909452448013988),</text:p>
      <text:p text:style-name="Preformatted_20_Text"><text:s/>((0, 1, 0, 1, 0.1, 0, 1), 0.8909420552512652),</text:p>
      <text:p text:style-name="Preformatted_20_Text"><text:s/>((0, 1, 0.1, 1, 0, 0, 1), 0.890942055251265),</text:p>
      <text:p text:style-name="Preformatted_20_Text"><text:s/>((0.1, 0.5, 0, 1, 0.5, 0, 1), 0.8909414537691625),</text:p>
      <text:p text:style-name="Preformatted_20_Text"><text:s/>((0.1, 0.5, 0.5, 1, 0, 0, 1), 0.8909414537691625),</text:p>
      <text:p text:style-name="Preformatted_20_Text"><text:s/>((0, 0, 0.1, 1, 1, 0.1, 1), 0.8909399102549901),</text:p>
      <text:p text:style-name="Preformatted_20_Text"><text:s/>((0, 0, 1, 1, 0.1, 0.1, 1), 0.89093991025499),</text:p>
      <text:p text:style-name="Preformatted_20_Text"><text:s/>((0, 0.1, 0.5, 1, 0.5, 0.1, 1), 0.8909380256746806),</text:p>
      <text:p text:style-name="Preformatted_20_Text"><text:s/>((0, 0.1, 0, 1, 1, 0.1, 1), 0.8909380256746804),</text:p>
      <text:p text:style-name="Preformatted_20_Text"><text:s/>((0, 0.1, 1, 1, 0, 0.1, 1), 0.8909380256746804),</text:p>
      <text:p text:style-name="Preformatted_20_Text"><text:s/>((0.1, 1, 0, 1, 0, 0, 1), 0.8909306332118276),</text:p>
      <text:p text:style-name="Preformatted_20_Text"><text:s/>((0, 0.5, 0.1, 1, 0.5, 0.1, 1), 0.8909304142328991),</text:p>
      <text:p text:style-name="Preformatted_20_Text"><text:s/>((0, 0.5, 0.5, 1, 0.1, 0.1, 1), 0.890930414232899),</text:p>
      <text:p text:style-name="Preformatted_20_Text"><text:s/>((0.1, 0, 0.5, 1, 0.5, 0.1, 1), 0.8909287810881317),</text:p>
      <text:p text:style-name="Preformatted_20_Text"><text:s/>((0.1, 0, 0, 1, 1, 0.1, 1), 0.8909287810881316),</text:p>
      <text:p text:style-name="Preformatted_20_Text"><text:s/>((0.1, 0, 1, 1, 0, 0.1, 1), 0.8909287810881316),</text:p>
      <text:p text:style-name="Preformatted_20_Text"><text:s/>((0, 1, 0, 1, 0.1, 0.1, 1), 0.8909207354094488),</text:p>
      <text:p text:style-name="Preformatted_20_Text"><text:s/>((0, 1, 0.1, 1, 0, 0.1, 1), 0.8909207354094488),</text:p>
      <text:p text:style-name="Preformatted_20_Text"><text:s/>((0.1, 0.5, 0, 1, 0.5, 0.1, 1), 0.8909193085138476),</text:p>
      <text:p text:style-name="Preformatted_20_Text"><text:s/>((0.1, 0.5, 0.5, 1, 0, 0.1, 1), 0.8909193085138475),</text:p>
      <text:p text:style-name="Preformatted_20_Text"><text:s/>((0.1, 1, 0, 1, 0, 0.1, 1), 0.8909096531382039),</text:p>
      <text:p text:style-name="Preformatted_20_Text"><text:s/>((0, 0, 0, 0.5, 0.5, 0.1, 0.5), 0.8909088151874632),</text:p>
      <text:p text:style-name="Preformatted_20_Text"><text:s/>((0, 0, 0.5, 0.5, 0, 0.1, 0.5), 0.8909088151874632),</text:p>
      <text:p text:style-name="Preformatted_20_Text"><text:s/>((0.5, 0, 0.1, 1, 0.5, 0, 1), 0.8909058116707207),</text:p>
      <text:p text:style-name="Preformatted_20_Text"><text:s/>((0.5, 0, 0.5, 1, 0.1, 0, 1), 0.8909058116707206),</text:p>
      <text:p text:style-name="Preformatted_20_Text"><text:s/>((0.5, 0.1, 0, 1, 0.5, 0, 1), 0.8909037220870881),</text:p>
      <text:p text:style-name="Preformatted_20_Text"><text:s/>((0.5, 0.1, 0.5, 1, 0, 0, 1), 0.8909037220870881),</text:p>
      <text:p text:style-name="Preformatted_20_Text"><text:s/>((0.5, 0.5, 0, 1, 0.1, 0, 1), 0.8908952858384733),</text:p>
      <text:p text:style-name="Preformatted_20_Text"><text:s/>((0.5, 0.5, 0.1, 1, 0, 0, 1), 0.8908952858384733),</text:p>
      <text:p text:style-name="Preformatted_20_Text"><text:s/>((0, 0.5, 0, 0.5, 0, 0.1, 0.5), 0.8908934846674094),</text:p>
      <text:p text:style-name="Preformatted_20_Text"><text:s/>((0.1, 0.1, 0.1, 1, 1, 0.1, 0.1), 0.8908847136793472),</text:p>
      <text:p text:style-name="Preformatted_20_Text"><text:s/>((0.1, 0.1, 1, 1, 0.1, 0.1, 0.1), 0.8908847136793471),</text:p>
      <text:p text:style-name="Preformatted_20_Text"><text:s/>((0.5, 0, 0.1, 1, 0.5, 0.1, 1), 0.8908839079562667),</text:p>
      <text:p text:style-name="Preformatted_20_Text"><text:s/>((0.5, 0, 0.5, 1, 0.1, 0.1, 1), 0.8908839079562667),</text:p>
      <text:p text:style-name="Preformatted_20_Text"><text:s/>((0.5, 0.1, 0, 1, 0.5, 0.1, 1), 0.890882046823764),</text:p>
      <text:p text:style-name="Preformatted_20_Text"><text:s/>((0.5, 0.1, 0.5, 1, 0, 0.1, 1), 0.890882046823764),</text:p>
      <text:p text:style-name="Preformatted_20_Text"><text:s/>((0.5, 0.5, 0, 1, 0.1, 0.1, 1), 0.8908745291732103),</text:p>
      <text:p text:style-name="Preformatted_20_Text"><text:s/>((0.5, 0.5, 0.1, 1, 0, 0.1, 1), 0.8908745291732103),</text:p>
      <text:p text:style-name="Preformatted_20_Text"><text:s/>((0, 0.1, 0, 0.5, 0.1, 0.1, 0.5), 0.8908736145936084),</text:p>
      <text:p text:style-name="Preformatted_20_Text"><text:s/>((0, 0.1, 0.1, 0.5, 0, 0.1, 0.5), 0.8908736145936083),</text:p>
      <text:p text:style-name="Preformatted_20_Text"><text:s/>((0, 0, 0.1, 0.5, 0.1, 0.1, 0.5), 0.8908729982700199),</text:p>
      <text:p text:style-name="Preformatted_20_Text"><text:s/>((1, 0, 0, 1, 0.1, 0, 1), 0.8908471222081183),</text:p>
      <text:p text:style-name="Preformatted_20_Text"><text:s/>((1, 0, 0.1, 1, 0, 0, 1), 0.8908471222081183),</text:p>
      <text:p text:style-name="Preformatted_20_Text"><text:s/>((1, 0.1, 0, 1, 0, 0, 1), 0.8908450576094542),</text:p>
      <text:p text:style-name="Preformatted_20_Text"><text:soft-page-break/><text:s/>((0.1, 0.1, 0, 0.5, 0, 0.1, 0.5), 0.8908414042302815),</text:p>
      <text:p text:style-name="Preformatted_20_Text"><text:s/>((0.1, 0, 0, 0.5, 0.1, 0.1, 0.5), 0.8908407594918358),</text:p>
      <text:p text:style-name="Preformatted_20_Text"><text:s/>((0.1, 0, 0.1, 0.5, 0, 0.1, 0.5), 0.8908407594918357),</text:p>
      <text:p text:style-name="Preformatted_20_Text"><text:s/>((1, 0, 0, 1, 0.1, 0.1, 1), 0.8908270144964658),</text:p>
      <text:p text:style-name="Preformatted_20_Text"><text:s/>((1, 0, 0.1, 1, 0, 0.1, 1), 0.8908270144964658),</text:p>
      <text:p text:style-name="Preformatted_20_Text"><text:s/>((1, 0.1, 0, 1, 0, 0.1, 1), 0.8908251768117702),</text:p>
      <text:p text:style-name="Preformatted_20_Text"><text:s/>((0.1, 1, 0.1, 1, 0.1, 0.1, 0.1), 0.8908235436576399),</text:p>
      <text:p text:style-name="Preformatted_20_Text"><text:s/>((0, 0.1, 0, 1, 0.1, 0.1, 1), 0.8908001934674776),</text:p>
      <text:p text:style-name="Preformatted_20_Text"><text:s/>((0, 0.1, 0.1, 1, 0, 0.1, 1), 0.8908001934674776),</text:p>
      <text:p text:style-name="Preformatted_20_Text"><text:s/>((0, 0, 0.1, 1, 0.1, 0.1, 1), 0.8907988843777979),</text:p>
      <text:p text:style-name="Preformatted_20_Text"><text:s/>((0.5, 0, 0, 0.5, 0, 0.1, 0.5), 0.8907935307789466),</text:p>
      <text:p text:style-name="Preformatted_20_Text"><text:s/>((1, 0.1, 0.1, 1, 0.1, 0.1, 0.1), 0.8907929085520989),</text:p>
      <text:p text:style-name="Preformatted_20_Text"><text:s/>((0.1, 0.1, 0, 1, 0, 0.1, 1), 0.8907808213467031),</text:p>
      <text:p text:style-name="Preformatted_20_Text"><text:s/>((0.1, 0, 0.1, 1, 0, 0.1, 1), 0.8907795031793089),</text:p>
      <text:p text:style-name="Preformatted_20_Text"><text:s/>((0.1, 0, 0, 1, 0.1, 0.1, 1), 0.8907795031793088),</text:p>
      <text:p text:style-name="Preformatted_20_Text"><text:s/>((0, 0.1, 1, 1, 0.1, 0.1, 1), 0.8907020442186233),</text:p>
      <text:p text:style-name="Preformatted_20_Text"><text:s/>((0, 0.1, 0.1, 1, 1, 0.1, 1), 0.8907020442186231),</text:p>
      <text:p text:style-name="Preformatted_20_Text"><text:s/>((0.1, 0, 0.1, 1, 1, 0.1, 1), 0.89069350229394),</text:p>
      <text:p text:style-name="Preformatted_20_Text"><text:s/>((0.1, 0, 1, 1, 0.1, 0.1, 1), 0.89069350229394),</text:p>
      <text:p text:style-name="Preformatted_20_Text"><text:s/>((0, 0, 0.1, 0.5, 0.5, 0, 0), 0.8906919111364622),</text:p>
      <text:p text:style-name="Preformatted_20_Text"><text:s/>((0, 0, 0.5, 0.5, 0.1, 0, 0), 0.8906919111364622),</text:p>
      <text:p text:style-name="Preformatted_20_Text"><text:s/>((0.1, 0.1, 0, 1, 1, 0.1, 1), 0.8906914670534735),</text:p>
      <text:p text:style-name="Preformatted_20_Text"><text:s/>((0.1, 0.1, 0.5, 1, 0.5, 0.1, 1), 0.8906914670534735),</text:p>
      <text:p text:style-name="Preformatted_20_Text"><text:s/>((0.1, 0.1, 1, 1, 0, 0.1, 1), 0.8906914670534735),</text:p>
      <text:p text:style-name="Preformatted_20_Text"><text:s/>((0, 0, 0.1, 0.5, 0.5, 0, 0.5), 0.8906913275080848),</text:p>
      <text:p text:style-name="Preformatted_20_Text"><text:s/>((0, 0, 0.5, 0.5, 0.1, 0, 0.5), 0.8906913275080847),</text:p>
      <text:p text:style-name="Preformatted_20_Text"><text:s/>((0, 0.1, 0.1, 1, 1, 0, 1), 0.8906890584952263),</text:p>
      <text:p text:style-name="Preformatted_20_Text"><text:s/>((0, 0.1, 1, 1, 0.1, 0, 1), 0.8906890584952263),</text:p>
      <text:p text:style-name="Preformatted_20_Text"><text:s/>((0, 0.1, 0, 0.5, 0.5, 0, 0.5), 0.890686782170314),</text:p>
      <text:p text:style-name="Preformatted_20_Text"><text:s/>((0, 0.1, 0.5, 0.5, 0, 0, 0.5), 0.890686782170314),</text:p>
      <text:p text:style-name="Preformatted_20_Text"><text:s/>((0, 1, 0.1, 1, 0.1, 0.1, 1), 0.8906833779649274),</text:p>
      <text:p text:style-name="Preformatted_20_Text"><text:s/>((0.1, 0.5, 0.1, 1, 0.5, 0.1, 1), 0.8906832573354677),</text:p>
      <text:p text:style-name="Preformatted_20_Text"><text:s/>((0.1, 0.5, 0.5, 1, 0.1, 0.1, 1), 0.8906832573354676),</text:p>
      <text:p text:style-name="Preformatted_20_Text"><text:s/>((0, 0.1, 0.1, 1, 1, 0, 0), 0.890683201638997),</text:p>
      <text:p text:style-name="Preformatted_20_Text"><text:s/>((0, 0.1, 1, 1, 0.1, 0, 0), 0.890683201638997),</text:p>
      <text:p text:style-name="Preformatted_20_Text"><text:s/>((0.1, 0, 0.1, 1, 1, 0, 0), 0.890681388300099),</text:p>
      <text:p text:style-name="Preformatted_20_Text"><text:s/>((0.1, 0, 1, 1, 0.1, 0, 0), 0.890681388300099),</text:p>
      <text:p text:style-name="Preformatted_20_Text"><text:s/>((0.1, 0, 1, 1, 0.1, 0, 1), 0.8906804372062253),</text:p>
      <text:p text:style-name="Preformatted_20_Text"><text:s/>((0.1, 0, 0.1, 1, 1, 0, 1), 0.8906804372062251),</text:p>
      <text:p text:style-name="Preformatted_20_Text"><text:s/>((0.1, 0.1, 0.5, 1, 0.5, 0, 1), 0.8906781728829286),</text:p>
      <text:p text:style-name="Preformatted_20_Text"><text:s/>((0.1, 0.1, 0, 1, 1, 0, 1), 0.8906781728829285),</text:p>
      <text:p text:style-name="Preformatted_20_Text"><text:s/>((0.1, 0.1, 1, 1, 0, 0, 1), 0.8906781728829285),</text:p>
      <text:p text:style-name="Preformatted_20_Text"><text:s/>((0, 0.1, 0, 0.5, 0.5, 0, 0), 0.8906744766714),</text:p>
      <text:p text:style-name="Preformatted_20_Text"><text:s/>((0, 0.1, 0.5, 0.5, 0, 0, 0), 0.8906744766714),</text:p>
      <text:p text:style-name="Preformatted_20_Text"><text:s/>((0.1, 1, 0, 1, 0.1, 0.1, 1), 0.8906728404866442),</text:p>
      <text:p text:style-name="Preformatted_20_Text"><text:s/>((0.1, 1, 0.1, 1, 0, 0.1, 1), 0.890672840486644),</text:p>
      <text:p text:style-name="Preformatted_20_Text"><text:s/>((0.1, 0.1, 0, 1, 1, 0, 0), 0.8906726887243501),</text:p>
      <text:p text:style-name="Preformatted_20_Text"><text:s/>((0.1, 0.1, 0.5, 1, 0.5, 0, 0), 0.8906726887243501),</text:p>
      <text:p text:style-name="Preformatted_20_Text"><text:s/>((0.1, 0.1, 1, 1, 0, 0, 0), 0.8906726887243501),</text:p>
      <text:p text:style-name="Preformatted_20_Text"><text:s/>((0.1, 0, 0, 0.5, 0.5, 0, 0), 0.8906707900464677),</text:p>
      <text:p text:style-name="Preformatted_20_Text"><text:s/>((0.1, 0, 0.5, 0.5, 0, 0, 0), 0.8906707900464677),</text:p>
      <text:p text:style-name="Preformatted_20_Text"><text:s/>((0.1, 0, 0, 0.5, 0.5, 0, 0.5), 0.890669511257923),</text:p>
      <text:p text:style-name="Preformatted_20_Text"><text:s/>((0.1, 0, 0.5, 0.5, 0, 0, 0.5), 0.890669511257923),</text:p>
      <text:p text:style-name="Preformatted_20_Text"><text:s/>((0.1, 0.5, 0.1, 1, 0.5, 0, 1), 0.8906690424691978),</text:p>
      <text:p text:style-name="Preformatted_20_Text"><text:s/>((0.1, 0.5, 0.5, 1, 0.1, 0, 1), 0.8906690424691976),</text:p>
      <text:p text:style-name="Preformatted_20_Text"><text:s/>((0, 0.5, 0, 0.5, 0.1, 0, 0.5), 0.8906683083370557),</text:p>
      <text:p text:style-name="Preformatted_20_Text"><text:s/>((0, 0.5, 0.1, 0.5, 0, 0, 0.5), 0.8906683083370557),</text:p>
      <text:p text:style-name="Preformatted_20_Text"><text:s/>((0, 1, 0.1, 1, 0.1, 0, 1), 0.8906683083370556),</text:p>
      <text:p text:style-name="Preformatted_20_Text"><text:s/>((0, 0.1, 0, 1, 0, 0, 1), 0.890668109136032),</text:p>
      <text:p text:style-name="Preformatted_20_Text"><text:s/>((0, 0, 0, 1, 0.1, 0, 1), 0.8906661100725523),</text:p>
      <text:p text:style-name="Preformatted_20_Text"><text:s/>((0, 0, 0.1, 1, 0, 0, 1), 0.8906661100725523),</text:p>
      <text:p text:style-name="Preformatted_20_Text"><text:s/>((0.1, 1, 0, 1, 0.1, 0, 1), 0.8906574649308103),</text:p>
      <text:p text:style-name="Preformatted_20_Text"><text:s/>((0.1, 1, 0.1, 1, 0, 0, 1), 0.8906574649308103),</text:p>
      <text:p text:style-name="Preformatted_20_Text"><text:s/>((0.5, 0.1, 0.1, 1, 0.5, 0.1, 1), 0.8906488232050167),</text:p>
      <text:p text:style-name="Preformatted_20_Text"><text:soft-page-break/><text:s/>((0.5, 0.1, 0.5, 1, 0.1, 0.1, 1), 0.8906488232050167),</text:p>
      <text:p text:style-name="Preformatted_20_Text"><text:s/>((0.1, 0.5, 0, 0.5, 0, 0, 0.5), 0.890646585878122),</text:p>
      <text:p text:style-name="Preformatted_20_Text"><text:s/>((0.1, 0, 0, 1, 0, 0, 1), 0.8906439923400128),</text:p>
      <text:p text:style-name="Preformatted_20_Text"><text:s/>((0.5, 0.5, 0.1, 1, 0.1, 0.1, 1), 0.89064068404144),</text:p>
      <text:p text:style-name="Preformatted_20_Text"><text:s/>((0, 0.1, 0.1, 0.5, 0.5, 0.1, 0.1), 0.8906403833004815),</text:p>
      <text:p text:style-name="Preformatted_20_Text"><text:s/>((0, 0.1, 0.5, 0.5, 0.1, 0.1, 0.1), 0.8906403833004812),</text:p>
      <text:p text:style-name="Preformatted_20_Text"><text:s/>((0.1, 0.5, 0.1, 1, 0.5, 0, 0), 0.8906377357200399),</text:p>
      <text:p text:style-name="Preformatted_20_Text"><text:s/>((0.1, 0.5, 0.5, 1, 0.1, 0, 0), 0.8906377357200399),</text:p>
      <text:p text:style-name="Preformatted_20_Text"><text:s/>((0.5, 0.1, 0.5, 1, 0.1, 0, 1), 0.8906342739693062),</text:p>
      <text:p text:style-name="Preformatted_20_Text"><text:s/>((0.5, 0.1, 0.1, 1, 0.5, 0, 1), 0.8906342739693061),</text:p>
      <text:p text:style-name="Preformatted_20_Text"><text:s/>((0.1, 0, 0.1, 0.5, 0.5, 0.1, 0.1), 0.8906324710994364),</text:p>
      <text:p text:style-name="Preformatted_20_Text"><text:s/>((0.1, 0, 0.5, 0.5, 0.1, 0.1, 0.1), 0.8906324710994363),</text:p>
      <text:p text:style-name="Preformatted_20_Text"><text:s/>((0.5, 0.1, 0.1, 1, 0.5, 0, 0), 0.8906298828930834),</text:p>
      <text:p text:style-name="Preformatted_20_Text"><text:s/>((0.5, 0.1, 0.5, 1, 0.1, 0, 0), 0.8906298828930834),</text:p>
      <text:p text:style-name="Preformatted_20_Text"><text:s/>((0.5, 0.5, 0.1, 1, 0.1, 0, 1), 0.8906252185885575),</text:p>
      <text:p text:style-name="Preformatted_20_Text"><text:s/>((0.1, 0.1, 0, 0.5, 0.5, 0.1, 0.1), 0.8906217330690539),</text:p>
      <text:p text:style-name="Preformatted_20_Text"><text:s/>((0.1, 0.1, 0.5, 0.5, 0, 0.1, 0.1), 0.8906217330690539),</text:p>
      <text:p text:style-name="Preformatted_20_Text"><text:s/>((0, 0.5, 0.1, 0.5, 0, 0, 0), 0.890604120005888),</text:p>
      <text:p text:style-name="Preformatted_20_Text"><text:s/>((0, 0.5, 0, 0.5, 0.1, 0, 0), 0.8906041200058878),</text:p>
      <text:p text:style-name="Preformatted_20_Text"><text:s/>((0, 1, 0.1, 1, 0.1, 0, 0), 0.8906041200058878),</text:p>
      <text:p text:style-name="Preformatted_20_Text"><text:s/>((0, 0.5, 0.1, 0.5, 0.1, 0.1, 0.1), 0.8905969511591536),</text:p>
      <text:p text:style-name="Preformatted_20_Text"><text:s/>((1, 0, 0.1, 1, 0.1, 0.1, 1), 0.890596759775365),</text:p>
      <text:p text:style-name="Preformatted_20_Text"><text:s/>((0.5, 0.5, 0.1, 1, 0.1, 0, 0), 0.8905950886362393),</text:p>
      <text:p text:style-name="Preformatted_20_Text"><text:s/>((1, 0.1, 0, 1, 0.1, 0.1, 1), 0.8905947642217654),</text:p>
      <text:p text:style-name="Preformatted_20_Text"><text:s/>((1, 0.1, 0.1, 1, 0, 0.1, 1), 0.8905947642217653),</text:p>
      <text:p text:style-name="Preformatted_20_Text"><text:s/>((0.1, 1, 0, 1, 0.1, 0, 0), 0.890593696386691),</text:p>
      <text:p text:style-name="Preformatted_20_Text"><text:s/>((0.1, 1, 0.1, 1, 0, 0, 0), 0.890593696386691),</text:p>
      <text:p text:style-name="Preformatted_20_Text"><text:s/>((0.5, 0, 0.1, 0.5, 0, 0, 0), 0.8905832889957682),</text:p>
      <text:p text:style-name="Preformatted_20_Text"><text:s/>((0.5, 0, 0, 0.5, 0.1, 0, 0), 0.8905832889957681),</text:p>
      <text:p text:style-name="Preformatted_20_Text"><text:s/>((1, 0, 0.1, 1, 0.1, 0, 0), 0.8905832889957681),</text:p>
      <text:p text:style-name="Preformatted_20_Text"><text:s/>((0.1, 0.5, 0, 0.5, 0, 0, 0), 0.8905831973502263),</text:p>
      <text:p text:style-name="Preformatted_20_Text"><text:s/>((0.5, 0, 0.1, 0.5, 0, 0, 0.5), 0.8905808203995529),</text:p>
      <text:p text:style-name="Preformatted_20_Text"><text:s/>((1, 0, 0.1, 1, 0.1, 0, 1), 0.8905808203995529),</text:p>
      <text:p text:style-name="Preformatted_20_Text"><text:s/>((0.5, 0, 0, 0.5, 0.1, 0, 0.5), 0.8905808203995528),</text:p>
      <text:p text:style-name="Preformatted_20_Text"><text:s/>((1, 0.1, 0, 1, 0.1, 0, 1), 0.8905785982823086),</text:p>
      <text:p text:style-name="Preformatted_20_Text"><text:s/>((1, 0.1, 0.1, 1, 0, 0, 1), 0.8905785982823085),</text:p>
      <text:p text:style-name="Preformatted_20_Text"><text:s/>((0.1, 0.5, 0.1, 0.5, 0, 0.1, 0.1), 0.8905783989299887),</text:p>
      <text:p text:style-name="Preformatted_20_Text"><text:s/>((0.1, 0.5, 0, 0.5, 0.1, 0.1, 0.1), 0.8905783989299885),</text:p>
      <text:p text:style-name="Preformatted_20_Text"><text:s/>((0.5, 0.1, 0, 0.5, 0, 0, 0.5), 0.8905763688530097),</text:p>
      <text:p text:style-name="Preformatted_20_Text"><text:s/>((1, 0.1, 0, 1, 0.1, 0, 0), 0.8905746787154692),</text:p>
      <text:p text:style-name="Preformatted_20_Text"><text:s/>((1, 0.1, 0.1, 1, 0, 0, 0), 0.8905746787154691),</text:p>
      <text:p text:style-name="Preformatted_20_Text"><text:s/>((0.5, 0.1, 0, 0.5, 0, 0, 0), 0.8905660529650388),</text:p>
      <text:p text:style-name="Preformatted_20_Text"><text:s/>((0.5, 0, 0.1, 0.5, 0.1, 0.1, 0.1), 0.8905559098266821),</text:p>
      <text:p text:style-name="Preformatted_20_Text"><text:s/>((0.1, 0.1, 0.1, 1, 0.5, 0.5, 0.5), 0.8905494969194692),</text:p>
      <text:p text:style-name="P2"><text:s/>...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3:41:03.541815105</meta:creation-date>
    <dc:date>2019-03-08T00:03:44.675193986</dc:date>
    <meta:editing-duration>PT22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6" meta:paragraph-count="1003" meta:word-count="8009" meta:character-count="51753" meta:non-whitespace-character-count="43746"/>
  </office:meta>
</office:document-meta>
</file>